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3cm"/>
    </style:style>
    <style:style style:name="co2" style:family="table-column">
      <style:table-column-properties fo:break-before="auto" style:column-width="1.15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48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0.91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" style:family="table-cell" style:parent-style-name="Default" style:data-style-name="N50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/>
      <style:text-properties fo:font-size="7pt" style:font-size-asian="7pt" style:font-size-complex="7pt"/>
    </style:style>
    <style:style style:name="ce10" style:family="table-cell" style:parent-style-name="Default" style:data-style-name="N110">
      <style:table-cell-properties fo:background-color="#ccffcc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pu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/>
          <table:table-cell table:style-name="ce1" office:value-type="string" table:number-columns-spanned="3" table:number-rows-spanned="1">
            <text:p>УТРО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ВЕЧЕР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Дата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</table:table-row>
        <table:table-row table:style-name="ro2">
          <table:table-cell table:style-name="ce2" office:value-type="date" office:date-value="2018-04-12">
            <text:p>12.04.18</text:p>
          </table:table-cell>
          <table:table-cell table:style-name="ce7" table:formula="of:=AVERAGE([.B4:.B8])" office:value-type="float" office:value="114">
            <text:p>114</text:p>
          </table:table-cell>
          <table:table-cell table:style-name="ce7" table:formula="of:=AVERAGE([.C4:.C8])" office:value-type="float" office:value="88.4">
            <text:p>88,4</text:p>
          </table:table-cell>
          <table:table-cell table:style-name="ce7" table:formula="of:=AVERAGE([.D4:.D8])" office:value-type="float" office:value="95">
            <text:p>95</text:p>
          </table:table-cell>
          <table:table-cell table:style-name="ce7" table:formula="of:=AVERAGE([.E4:.E8])" office:value-type="float" office:value="115.4">
            <text:p>115,4</text:p>
          </table:table-cell>
          <table:table-cell table:style-name="ce7" table:formula="of:=AVERAGE([.F4:.F8])" office:value-type="float" office:value="77.4">
            <text:p>77,4</text:p>
          </table:table-cell>
          <table:table-cell table:style-name="ce7" table:formula="of:=AVERAGE([.G4:.G8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4-12T13:00:00">
            <text:p>12.04.18 13:00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2T22:00:00">
            <text:p>12.04.18 22:00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2" office:value-type="date" office:date-value="2018-04-13">
            <text:p>13.04.18</text:p>
          </table:table-cell>
          <table:table-cell table:style-name="ce7" table:formula="of:=AVERAGE([.B10:.B14])" office:value-type="float" office:value="125.2">
            <text:p>125,2</text:p>
          </table:table-cell>
          <table:table-cell table:style-name="ce7" table:formula="of:=AVERAGE([.C10:.C14])" office:value-type="float" office:value="88">
            <text:p>88</text:p>
          </table:table-cell>
          <table:table-cell table:style-name="ce7" table:formula="of:=AVERAGE([.D10:.D14])" office:value-type="float" office:value="76.6">
            <text:p>76,6</text:p>
          </table:table-cell>
          <table:table-cell table:style-name="ce7" table:formula="of:=AVERAGE([.E10:.E14])" office:value-type="float" office:value="107">
            <text:p>107</text:p>
          </table:table-cell>
          <table:table-cell table:style-name="ce7" table:formula="of:=AVERAGE([.F10:.F14])" office:value-type="float" office:value="71.6">
            <text:p>71,6</text:p>
          </table:table-cell>
          <table:table-cell table:style-name="ce7" table:formula="of:=AVERAGE([.G10:.G14])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07:00:00">
            <text:p>13.04.18 07:00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22:00:00">
            <text:p>13.04.18 22:00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style-name="ce2" office:value-type="date" office:date-value="2018-04-14">
            <text:p>14.04.18</text:p>
          </table:table-cell>
          <table:table-cell table:style-name="ce7" table:formula="of:=AVERAGE([.B16:.B20])" office:value-type="float" office:value="124.6">
            <text:p>124,6</text:p>
          </table:table-cell>
          <table:table-cell table:style-name="ce7" table:formula="of:=AVERAGE([.C16:.C20])" office:value-type="float" office:value="82.4">
            <text:p>82,4</text:p>
          </table:table-cell>
          <table:table-cell table:style-name="ce7" table:formula="of:=AVERAGE([.D16:.D20])" office:value-type="float" office:value="76">
            <text:p>76</text:p>
          </table:table-cell>
          <table:table-cell table:style-name="ce7" table:formula="of:=AVERAGE([.E16:.E20])" office:value-type="float" office:value="107">
            <text:p>107</text:p>
          </table:table-cell>
          <table:table-cell table:style-name="ce7" table:formula="of:=AVERAGE([.F16:.F20])" office:value-type="float" office:value="64.6">
            <text:p>64,6</text:p>
          </table:table-cell>
          <table:table-cell table:style-name="ce7" table:formula="of:=AVERAGE([.G16:.G20])" office:value-type="float" office:value="69.8">
            <text:p>69,8</text:p>
          </table:table-cell>
        </table:table-row>
        <table:table-row table:style-name="ro2">
          <table:table-cell table:style-name="ce3" office:value-type="date" office:date-value="2018-04-14T09:00:00">
            <text:p>14.04.18 09:00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4">
            <text:p>74</text:p>
          </table:table-cell>
        </table:table-row>
        <table:table-row table:style-name="ro2">
          <table:table-cell table:style-name="ce3" office:value-type="date" office:date-value="2018-04-15T02:00:00">
            <text:p>15.04.18 02:00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72">
            <text:p>72</text:p>
          </table:table-cell>
        </table:table-row>
        <table:table-row table:style-name="ro2">
          <table:table-cell table:style-name="ce5"/>
          <table:table-cell table:style-name="ce5" office:value-type="float" office:value="128">
            <text:p>128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9">
            <text:p>69</text:p>
          </table:table-cell>
        </table:table-row>
        <table:table-row table:style-name="ro2">
          <table:table-cell table:style-name="ce5"/>
          <table:table-cell table:style-name="ce5" office:value-type="float" office:value="126">
            <text:p>126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8">
            <text:p>68</text:p>
          </table:table-cell>
        </table:table-row>
        <table:table-row table:style-name="ro2">
          <table:table-cell table:style-name="ce5"/>
          <table:table-cell table:style-name="ce5" office:value-type="float" office:value="120">
            <text:p>120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5">
            <text:p>15.04.18</text:p>
          </table:table-cell>
          <table:table-cell table:style-name="ce7" table:formula="of:=AVERAGE([.B22:.B26])" office:value-type="float" office:value="118.6">
            <text:p>118,6</text:p>
          </table:table-cell>
          <table:table-cell table:style-name="ce7" table:formula="of:=AVERAGE([.C22:.C26])" office:value-type="float" office:value="81.4">
            <text:p>81,4</text:p>
          </table:table-cell>
          <table:table-cell table:style-name="ce7" table:formula="of:=AVERAGE([.D22:.D26])" office:value-type="float" office:value="71.8">
            <text:p>71,8</text:p>
          </table:table-cell>
          <table:table-cell table:style-name="ce7" table:formula="of:=AVERAGE([.E22:.E26])" office:value-type="float" office:value="125.4">
            <text:p>125,4</text:p>
          </table:table-cell>
          <table:table-cell table:style-name="ce7" table:formula="of:=AVERAGE([.F22:.F26])" office:value-type="float" office:value="84.2">
            <text:p>84,2</text:p>
          </table:table-cell>
          <table:table-cell table:style-name="ce7" table:formula="of:=AVERAGE([.G22:.G26])" office:value-type="float" office:value="61.8">
            <text:p>61,8</text:p>
          </table:table-cell>
        </table:table-row>
        <table:table-row table:style-name="ro2">
          <table:table-cell table:style-name="ce3" office:value-type="date" office:date-value="2018-04-15T10:30:00">
            <text:p>15.04.18 10:30</text:p>
          </table:table-cell>
          <table:table-cell office:value-type="float" office:value="120">
            <text:p>120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29">
            <text:p>129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5T22:30:00">
            <text:p>15.04.18 22:3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128">
            <text:p>128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16">
            <text:p>16.04.18</text:p>
          </table:table-cell>
          <table:table-cell table:style-name="ce7" table:formula="of:=AVERAGE([.B28:.B32])" office:value-type="float" office:value="123.8">
            <text:p>123,8</text:p>
          </table:table-cell>
          <table:table-cell table:style-name="ce7" table:formula="of:=AVERAGE([.C28:.C32])" office:value-type="float" office:value="83">
            <text:p>83</text:p>
          </table:table-cell>
          <table:table-cell table:style-name="ce7" table:formula="of:=AVERAGE([.D28:.D32])" office:value-type="float" office:value="67.8">
            <text:p>67,8</text:p>
          </table:table-cell>
          <table:table-cell table:style-name="ce7" table:formula="of:=AVERAGE([.E28:.E32])" office:value-type="float" office:value="118.4">
            <text:p>118,4</text:p>
          </table:table-cell>
          <table:table-cell table:style-name="ce7" table:formula="of:=AVERAGE([.F28:.F32])" office:value-type="float" office:value="81.8">
            <text:p>81,8</text:p>
          </table:table-cell>
          <table:table-cell table:style-name="ce7" table:formula="of:=AVERAGE([.G28:.G32])"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08:30:00">
            <text:p>16.04.18 08:30</text:p>
          </table:table-cell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21:45:00">
            <text:p>16.04.18 21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121">
            <text:p>12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7">
            <text:p>17.04.18</text:p>
          </table:table-cell>
          <table:table-cell table:style-name="ce7" table:formula="of:=AVERAGE([.B34:.B38])" office:value-type="float" office:value="121.2">
            <text:p>121,2</text:p>
          </table:table-cell>
          <table:table-cell table:style-name="ce7" table:formula="of:=AVERAGE([.C34:.C38])" office:value-type="float" office:value="82.4">
            <text:p>82,4</text:p>
          </table:table-cell>
          <table:table-cell table:style-name="ce7" table:formula="of:=AVERAGE([.D34:.D38])" office:value-type="float" office:value="64">
            <text:p>64</text:p>
          </table:table-cell>
          <table:table-cell table:style-name="ce7" table:formula="of:=AVERAGE([.E34:.E38])" office:value-type="float" office:value="109">
            <text:p>109</text:p>
          </table:table-cell>
          <table:table-cell table:style-name="ce7" table:formula="of:=AVERAGE([.F34:.F38])" office:value-type="float" office:value="83.8">
            <text:p>83,8</text:p>
          </table:table-cell>
          <table:table-cell table:style-name="ce7" table:formula="of:=AVERAGE([.G34:.G38])" office:value-type="float" office:value="65.2">
            <text:p>65,2</text:p>
          </table:table-cell>
        </table:table-row>
        <table:table-row table:style-name="ro2">
          <table:table-cell table:style-name="ce3" office:value-type="date" office:date-value="2018-04-17T08:00:00">
            <text:p>17.04.18 08:00</text:p>
          </table:table-cell>
          <table:table-cell office:value-type="float" office:value="124">
            <text:p>124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7T21:30:00">
            <text:p>17.04.18 21:30</text:p>
          </table:table-cell>
          <table:table-cell office:value-type="float" office:value="121">
            <text:p>121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2" office:value-type="date" office:date-value="2018-04-18">
            <text:p>18.04.18</text:p>
          </table:table-cell>
          <table:table-cell table:style-name="ce7" table:formula="of:=AVERAGE([.B40:.B44])" office:value-type="float" office:value="122.8">
            <text:p>122,8</text:p>
          </table:table-cell>
          <table:table-cell table:style-name="ce7" table:formula="of:=AVERAGE([.C40:.C44])" office:value-type="float" office:value="86.4">
            <text:p>86,4</text:p>
          </table:table-cell>
          <table:table-cell table:style-name="ce7" table:formula="of:=AVERAGE([.D40:.D44])" office:value-type="float" office:value="80">
            <text:p>80</text:p>
          </table:table-cell>
          <table:table-cell table:style-name="ce7" table:formula="of:=AVERAGE([.E40:.E44])" office:value-type="float" office:value="120">
            <text:p>120</text:p>
          </table:table-cell>
          <table:table-cell table:style-name="ce7" table:formula="of:=AVERAGE([.F40:.F44])" office:value-type="float" office:value="78.5">
            <text:p>78,5</text:p>
          </table:table-cell>
          <table:table-cell table:style-name="ce7" table:formula="of:=AVERAGE([.G40:.G44])"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8T08:00:00">
            <text:p>18.04.18 08:00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6" office:value-type="date" office:date-value="2018-04-18T22:00:00">
            <text:p>18.04.18 22:00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19">
            <text:p>19.04.18</text:p>
          </table:table-cell>
          <table:table-cell table:style-name="ce7" table:formula="of:=AVERAGE([.B46:.B50])" office:value-type="float" office:value="114.8">
            <text:p>114,8</text:p>
          </table:table-cell>
          <table:table-cell table:style-name="ce7" table:formula="of:=AVERAGE([.C46:.C50])" office:value-type="float" office:value="80.8">
            <text:p>80,8</text:p>
          </table:table-cell>
          <table:table-cell table:style-name="ce7" table:formula="of:=AVERAGE([.D46:.D50])" office:value-type="float" office:value="66.4">
            <text:p>66,4</text:p>
          </table:table-cell>
          <table:table-cell table:style-name="ce7" table:formula="of:=AVERAGE([.E46:.E50])" office:value-type="float" office:value="110">
            <text:p>110</text:p>
          </table:table-cell>
          <table:table-cell table:style-name="ce7" table:formula="of:=AVERAGE([.F46:.F50])" office:value-type="float" office:value="74.4">
            <text:p>74,4</text:p>
          </table:table-cell>
          <table:table-cell table:style-name="ce7" table:formula="of:=AVERAGE([.G46:.G50])" office:value-type="float" office:value="57.4">
            <text:p>57,4</text:p>
          </table:table-cell>
        </table:table-row>
        <table:table-row table:style-name="ro2">
          <table:table-cell table:style-name="ce3" office:value-type="date" office:date-value="2018-04-19T08:00:00">
            <text:p>19.04.18 08:00</text:p>
          </table:table-cell>
          <table:table-cell office:value-type="float" office:value="114">
            <text:p>11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3" office:value-type="date" office:date-value="2018-04-19T22:00:00">
            <text:p>19.04.18 22:00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2" office:value-type="date" office:date-value="2018-04-20">
            <text:p>20.04.18</text:p>
          </table:table-cell>
          <table:table-cell table:style-name="ce7" table:formula="of:=AVERAGE([.B52:.B56])" office:value-type="float" office:value="110.4">
            <text:p>110,4</text:p>
          </table:table-cell>
          <table:table-cell table:style-name="ce7" table:formula="of:=AVERAGE([.C52:.C56])" office:value-type="float" office:value="73.8">
            <text:p>73,8</text:p>
          </table:table-cell>
          <table:table-cell table:style-name="ce7" table:formula="of:=AVERAGE([.D52:.D56])" office:value-type="float" office:value="60.6">
            <text:p>60,6</text:p>
          </table:table-cell>
          <table:table-cell table:style-name="ce7" table:formula="of:=AVERAGE([.E52:.E56])" office:value-type="float" office:value="100.8">
            <text:p>100,8</text:p>
          </table:table-cell>
          <table:table-cell table:style-name="ce7" table:formula="of:=AVERAGE([.F52:.F56])" office:value-type="float" office:value="73">
            <text:p>73</text:p>
          </table:table-cell>
          <table:table-cell table:style-name="ce7" table:formula="of:=AVERAGE([.G52:.G56])" office:value-type="float" office:value="58.2">
            <text:p>58,2</text:p>
          </table:table-cell>
        </table:table-row>
        <table:table-row table:style-name="ro2">
          <table:table-cell table:style-name="ce3" office:value-type="date" office:date-value="2018-04-20T07:30:00">
            <text:p>20.04.18 07:30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3" office:value-type="date" office:date-value="2018-04-20T22:00:00">
            <text:p>20.04.18 22:00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2" office:value-type="date" office:date-value="2018-04-21">
            <text:p>21.04.18</text:p>
          </table:table-cell>
          <table:table-cell table:style-name="ce7" table:formula="of:=AVERAGE([.B58:.B62])" office:value-type="float" office:value="111.4">
            <text:p>111,4</text:p>
          </table:table-cell>
          <table:table-cell table:style-name="ce7" table:formula="of:=AVERAGE([.C58:.C62])" office:value-type="float" office:value="78.2">
            <text:p>78,2</text:p>
          </table:table-cell>
          <table:table-cell table:style-name="ce7" table:formula="of:=AVERAGE([.D58:.D62])" office:value-type="float" office:value="59.8">
            <text:p>59,8</text:p>
          </table:table-cell>
          <table:table-cell table:style-name="ce7" table:formula="of:=AVERAGE([.E58:.E62])" office:value-type="float" office:value="109.666666666667">
            <text:p>109,6666666667</text:p>
          </table:table-cell>
          <table:table-cell table:style-name="ce7" table:formula="of:=AVERAGE([.F58:.F62])" office:value-type="float" office:value="73.6666666666667">
            <text:p>73,6666666667</text:p>
          </table:table-cell>
          <table:table-cell table:style-name="ce7" table:formula="of:=AVERAGE([.G58:.G62])" office:value-type="float" office:value="74.3333333333333">
            <text:p>74,3333333333</text:p>
          </table:table-cell>
        </table:table-row>
        <table:table-row table:style-name="ro2">
          <table:table-cell table:style-name="ce3" office:value-type="date" office:date-value="2018-04-21T09:00:00">
            <text:p>21.04.18 09:0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style-name="ce6" office:value-type="date" office:date-value="2018-04-21T22:00:00">
            <text:p>21.04.18 22:00</text:p>
          </table:table-cell>
          <table:table-cell office:value-type="float" office:value="108">
            <text:p>108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22">
            <text:p>22.04.18</text:p>
          </table:table-cell>
          <table:table-cell table:style-name="ce7" table:formula="of:=AVERAGE([.B64:.B68])" office:value-type="float" office:value="108">
            <text:p>108</text:p>
          </table:table-cell>
          <table:table-cell table:style-name="ce7" table:formula="of:=AVERAGE([.C64:.C68])" office:value-type="float" office:value="67.8">
            <text:p>67,8</text:p>
          </table:table-cell>
          <table:table-cell table:style-name="ce7" table:formula="of:=AVERAGE([.D64:.D68])" office:value-type="float" office:value="76">
            <text:p>76</text:p>
          </table:table-cell>
          <table:table-cell table:style-name="ce7" table:formula="of:=AVERAGE([.E64:.E68])" office:value-type="float" office:value="115">
            <text:p>115</text:p>
          </table:table-cell>
          <table:table-cell table:style-name="ce7" table:formula="of:=AVERAGE([.F64:.F68])" office:value-type="float" office:value="79.2">
            <text:p>79,2</text:p>
          </table:table-cell>
          <table:table-cell table:style-name="ce7" table:formula="of:=AVERAGE([.G64:.G68])" office:value-type="float" office:value="60.2">
            <text:p>60,2</text:p>
          </table:table-cell>
        </table:table-row>
        <table:table-row table:style-name="ro2">
          <table:table-cell table:style-name="ce3" office:value-type="date" office:date-value="2018-04-22T10:40:00">
            <text:p>22.04.18 10:40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3T01:00:00">
            <text:p>23.04.18 01:00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3">
            <text:p>23.04.18</text:p>
          </table:table-cell>
          <table:table-cell table:style-name="ce7" table:formula="of:=AVERAGE([.B70:.B74])" office:value-type="float" office:value="118">
            <text:p>118</text:p>
          </table:table-cell>
          <table:table-cell table:style-name="ce7" table:formula="of:=AVERAGE([.C70:.C74])" office:value-type="float" office:value="78.6">
            <text:p>78,6</text:p>
          </table:table-cell>
          <table:table-cell table:style-name="ce7" table:formula="of:=AVERAGE([.D70:.D74])" office:value-type="float" office:value="69.4">
            <text:p>69,4</text:p>
          </table:table-cell>
          <table:table-cell table:style-name="ce7" table:formula="of:=AVERAGE([.E70:.E74])" office:value-type="float" office:value="102.4">
            <text:p>102,4</text:p>
          </table:table-cell>
          <table:table-cell table:style-name="ce7" table:formula="of:=AVERAGE([.F70:.F74])" office:value-type="float" office:value="65.2">
            <text:p>65,2</text:p>
          </table:table-cell>
          <table:table-cell table:style-name="ce7" table:formula="of:=AVERAGE([.G70:.G74])" office:value-type="float" office:value="62.6">
            <text:p>62,6</text:p>
          </table:table-cell>
        </table:table-row>
        <table:table-row table:style-name="ro2">
          <table:table-cell table:style-name="ce3" office:value-type="date" office:date-value="2018-04-23T09:30:00">
            <text:p>23.04.18 09:30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4T01:30:00">
            <text:p>24.04.18 01:3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style-name="ce2" office:value-type="date" office:date-value="2018-04-24">
            <text:p>24.04.18</text:p>
          </table:table-cell>
          <table:table-cell table:style-name="ce7" table:formula="of:=AVERAGE([.B76:.B80])" office:value-type="float" office:value="115">
            <text:p>115</text:p>
          </table:table-cell>
          <table:table-cell table:style-name="ce7" table:formula="of:=AVERAGE([.C76:.C80])" office:value-type="float" office:value="76.6">
            <text:p>76,6</text:p>
          </table:table-cell>
          <table:table-cell table:style-name="ce7" table:formula="of:=AVERAGE([.D76:.D80])" office:value-type="float" office:value="66.6">
            <text:p>66,6</text:p>
          </table:table-cell>
          <table:table-cell table:style-name="ce7" table:formula="of:=AVERAGE([.E76:.E80])" office:value-type="float" office:value="106">
            <text:p>106</text:p>
          </table:table-cell>
          <table:table-cell table:style-name="ce7" table:formula="of:=AVERAGE([.F76:.F80])" office:value-type="float" office:value="72">
            <text:p>72</text:p>
          </table:table-cell>
          <table:table-cell table:style-name="ce7" table:formula="of:=AVERAGE([.G76:.G80])" office:value-type="float" office:value="63.2">
            <text:p>63,2</text:p>
          </table:table-cell>
        </table:table-row>
        <table:table-row table:style-name="ro2">
          <table:table-cell table:style-name="ce3" office:value-type="date" office:date-value="2018-04-24T09:30:00">
            <text:p>24.04.18 09:30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4T21:30:00">
            <text:p>24.04.18 21:30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5">
            <text:p>25.04.18</text:p>
          </table:table-cell>
          <table:table-cell table:style-name="ce7" table:formula="of:=AVERAGE([.B82:.B86])" office:value-type="float" office:value="121.6">
            <text:p>121,6</text:p>
          </table:table-cell>
          <table:table-cell table:style-name="ce7" table:formula="of:=AVERAGE([.C82:.C86])" office:value-type="float" office:value="83">
            <text:p>83</text:p>
          </table:table-cell>
          <table:table-cell table:style-name="ce7" table:formula="of:=AVERAGE([.D82:.D86])" office:value-type="float" office:value="67">
            <text:p>67</text:p>
          </table:table-cell>
          <table:table-cell table:style-name="ce7" table:formula="of:=AVERAGE([.E82:.E86])" office:value-type="float" office:value="126.2">
            <text:p>126,2</text:p>
          </table:table-cell>
          <table:table-cell table:style-name="ce7" table:formula="of:=AVERAGE([.F82:.F86])" office:value-type="float" office:value="81.8">
            <text:p>81,8</text:p>
          </table:table-cell>
          <table:table-cell table:style-name="ce7" table:formula="of:=AVERAGE([.G82:.G86])"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5T08:15:00">
            <text:p>25.04.18 08:15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style-name="ce6" office:value-type="date" office:date-value="2018-04-25T22:00:00">
            <text:p>25.04.18 22:0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29">
            <text:p>129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23">
            <text:p>123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6">
            <text:p>26.04.18</text:p>
          </table:table-cell>
          <table:table-cell table:style-name="ce7" table:formula="of:=AVERAGE([.B88:.B92])" office:value-type="float" office:value="107.2">
            <text:p>107,2</text:p>
          </table:table-cell>
          <table:table-cell table:style-name="ce7" table:formula="of:=AVERAGE([.C88:.C92])" office:value-type="float" office:value="74.2">
            <text:p>74,2</text:p>
          </table:table-cell>
          <table:table-cell table:style-name="ce7" table:formula="of:=AVERAGE([.D88:.D92])" office:value-type="float" office:value="65.2">
            <text:p>65,2</text:p>
          </table:table-cell>
          <table:table-cell table:style-name="ce7" table:formula="of:=AVERAGE([.E88:.E92])" office:value-type="float" office:value="106.2">
            <text:p>106,2</text:p>
          </table:table-cell>
          <table:table-cell table:style-name="ce7" table:formula="of:=AVERAGE([.F88:.F92])" office:value-type="float" office:value="65.2">
            <text:p>65,2</text:p>
          </table:table-cell>
          <table:table-cell table:style-name="ce7" table:formula="of:=AVERAGE([.G88:.G92])" office:value-type="float" office:value="71.4">
            <text:p>71,4</text:p>
          </table:table-cell>
        </table:table-row>
        <table:table-row table:style-name="ro2">
          <table:table-cell table:style-name="ce3" office:value-type="date" office:date-value="2018-04-26T08:00:00">
            <text:p>26.04.18 08:0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style-name="ce3" office:value-type="date" office:date-value="2018-04-26T23:59:00">
            <text:p>26.04.18 23:59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2" office:value-type="date" office:date-value="2018-04-27">
            <text:p>27.04.18</text:p>
          </table:table-cell>
          <table:table-cell table:style-name="ce7" table:formula="of:=AVERAGE([.B94:.B98])" office:value-type="float" office:value="110.2">
            <text:p>110,2</text:p>
          </table:table-cell>
          <table:table-cell table:style-name="ce7" table:formula="of:=AVERAGE([.C94:.C98])" office:value-type="float" office:value="76">
            <text:p>76</text:p>
          </table:table-cell>
          <table:table-cell table:style-name="ce7" table:formula="of:=AVERAGE([.D94:.D98])" office:value-type="float" office:value="63.4">
            <text:p>63,4</text:p>
          </table:table-cell>
          <table:table-cell table:style-name="ce7" table:formula="of:=AVERAGE([.E94:.E98])" office:value-type="float" office:value="96.8">
            <text:p>96,8</text:p>
          </table:table-cell>
          <table:table-cell table:style-name="ce7" table:formula="of:=AVERAGE([.F94:.F98])" office:value-type="float" office:value="59.2">
            <text:p>59,2</text:p>
          </table:table-cell>
          <table:table-cell table:style-name="ce7" table:formula="of:=AVERAGE([.G94:.G98])" office:value-type="float" office:value="59.6">
            <text:p>59,6</text:p>
          </table:table-cell>
        </table:table-row>
        <table:table-row table:style-name="ro2">
          <table:table-cell table:style-name="ce3" office:value-type="date" office:date-value="2018-04-27T08:30:00">
            <text:p>27.04.18 08:30</text:p>
          </table:table-cell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3" office:value-type="date" office:date-value="2018-04-28T00:15:00">
            <text:p>28.04.18 00:15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2" office:value-type="date" office:date-value="2018-04-28">
            <text:p>28.04.18</text:p>
          </table:table-cell>
          <table:table-cell table:style-name="ce7" table:formula="of:=AVERAGE([.B100:.B104])" office:value-type="float" office:value="0">
            <text:p>#ДЕЛ/0!</text:p>
          </table:table-cell>
          <table:table-cell table:style-name="ce7" table:formula="of:=AVERAGE([.C100:.C104])" office:value-type="float" office:value="0">
            <text:p>#ДЕЛ/0!</text:p>
          </table:table-cell>
          <table:table-cell table:style-name="ce7" table:formula="of:=AVERAGE([.D100:.D104])" office:value-type="float" office:value="0">
            <text:p>#ДЕЛ/0!</text:p>
          </table:table-cell>
          <table:table-cell table:style-name="ce7" table:formula="of:=AVERAGE([.E100:.E104])" office:value-type="float" office:value="107.4">
            <text:p>107,4</text:p>
          </table:table-cell>
          <table:table-cell table:style-name="ce7" table:formula="of:=AVERAGE([.F100:.F104])" office:value-type="float" office:value="73.4">
            <text:p>73,4</text:p>
          </table:table-cell>
          <table:table-cell table:style-name="ce7" table:formula="of:=AVERAGE([.G100:.G104])" office:value-type="float" office:value="64.6">
            <text:p>64,6</text:p>
          </table:table-cell>
        </table:table-row>
        <table:table-row table:style-name="ro2">
          <table:table-cell table:style-name="ce6"/>
          <table:table-cell table:number-columns-repeated="3"/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8T21:30:00">
            <text:p>28.04.18 21:30</text:p>
          </table:table-cell>
          <table:table-cell table:number-columns-repeated="3"/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4"/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9">
            <text:p>29.04.18</text:p>
          </table:table-cell>
          <table:table-cell table:style-name="ce7" table:formula="of:=AVERAGE([.B106:.B110])" office:value-type="float" office:value="108">
            <text:p>108</text:p>
          </table:table-cell>
          <table:table-cell table:style-name="ce7" table:formula="of:=AVERAGE([.C106:.C110])" office:value-type="float" office:value="67.4">
            <text:p>67,4</text:p>
          </table:table-cell>
          <table:table-cell table:style-name="ce7" table:formula="of:=AVERAGE([.D106:.D110])" office:value-type="float" office:value="71">
            <text:p>71</text:p>
          </table:table-cell>
          <table:table-cell table:style-name="ce7" table:formula="of:=AVERAGE([.E106:.E110])" office:value-type="float" office:value="101.6">
            <text:p>101,6</text:p>
          </table:table-cell>
          <table:table-cell table:style-name="ce7" table:formula="of:=AVERAGE([.F106:.F110])" office:value-type="float" office:value="64">
            <text:p>64</text:p>
          </table:table-cell>
          <table:table-cell table:style-name="ce7" table:formula="of:=AVERAGE([.G106:.G110])" office:value-type="float" office:value="91">
            <text:p>91</text:p>
          </table:table-cell>
        </table:table-row>
        <table:table-row table:style-name="ro2">
          <table:table-cell table:style-name="ce3" office:value-type="date" office:date-value="2018-04-29T10:00:00">
            <text:p>29.04.18 10: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style-name="ce3" office:value-type="date" office:date-value="2018-04-29T21:30:00">
            <text:p>29.04.18 21:30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style-name="ce2" office:value-type="date" office:date-value="2018-04-30">
            <text:p>30.04.18</text:p>
          </table:table-cell>
          <table:table-cell table:style-name="ce7" table:formula="of:=AVERAGE([.B112:.B116])" office:value-type="float" office:value="101.8">
            <text:p>101,8</text:p>
          </table:table-cell>
          <table:table-cell table:style-name="ce7" table:formula="of:=AVERAGE([.C112:.C116])" office:value-type="float" office:value="65.2">
            <text:p>65,2</text:p>
          </table:table-cell>
          <table:table-cell table:style-name="ce7" table:formula="of:=AVERAGE([.D112:.D116])" office:value-type="float" office:value="78.4">
            <text:p>78,4</text:p>
          </table:table-cell>
          <table:table-cell table:style-name="ce7" table:formula="of:=AVERAGE([.E112:.E116])" office:value-type="float" office:value="114.4">
            <text:p>114,4</text:p>
          </table:table-cell>
          <table:table-cell table:style-name="ce7" table:formula="of:=AVERAGE([.F112:.F116])" office:value-type="float" office:value="72.8">
            <text:p>72,8</text:p>
          </table:table-cell>
          <table:table-cell table:style-name="ce7" table:formula="of:=AVERAGE([.G112:.G116])" office:value-type="float" office:value="61">
            <text:p>61</text:p>
          </table:table-cell>
        </table:table-row>
        <table:table-row table:style-name="ro2">
          <table:table-cell table:style-name="ce3" office:value-type="date" office:date-value="2018-04-30T11:20:00">
            <text:p>30.04.18 11:20</text:p>
          </table:table-cell>
          <table:table-cell office:value-type="float" office:value="103">
            <text:p>103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30T23:20:00">
            <text:p>30.04.18 23:20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2" office:value-type="date" office:date-value="2018-05-01">
            <text:p>01.05.18</text:p>
          </table:table-cell>
          <table:table-cell table:style-name="ce7" table:formula="of:=AVERAGE([.B118:.B122])" office:value-type="float" office:value="119.4">
            <text:p>119,4</text:p>
          </table:table-cell>
          <table:table-cell table:style-name="ce7" table:formula="of:=AVERAGE([.C118:.C122])" office:value-type="float" office:value="80">
            <text:p>80</text:p>
          </table:table-cell>
          <table:table-cell table:style-name="ce7" table:formula="of:=AVERAGE([.D118:.D122])" office:value-type="float" office:value="62.8">
            <text:p>62,8</text:p>
          </table:table-cell>
          <table:table-cell table:style-name="ce7" table:formula="of:=AVERAGE([.E118:.E122])" office:value-type="float" office:value="0">
            <text:p>#ДЕЛ/0!</text:p>
          </table:table-cell>
          <table:table-cell table:style-name="ce7" table:formula="of:=AVERAGE([.F118:.F122])" office:value-type="float" office:value="0">
            <text:p>#ДЕЛ/0!</text:p>
          </table:table-cell>
          <table:table-cell table:style-name="ce7" table:formula="of:=AVERAGE([.G118:.G12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1T10:00:00">
            <text:p>01.05.18 10:00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 table:style-name="ce6"/>
          <table:table-cell office:value-type="float" office:value="124">
            <text:p>124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2">
            <text:p>02.05.18</text:p>
          </table:table-cell>
          <table:table-cell table:style-name="ce7" table:formula="of:=AVERAGE([.B124:.B128])" office:value-type="float" office:value="117.2">
            <text:p>117,2</text:p>
          </table:table-cell>
          <table:table-cell table:style-name="ce7" table:formula="of:=AVERAGE([.C124:.C128])" office:value-type="float" office:value="69.4">
            <text:p>69,4</text:p>
          </table:table-cell>
          <table:table-cell table:style-name="ce7" table:formula="of:=AVERAGE([.D124:.D128])" office:value-type="float" office:value="87.2">
            <text:p>87,2</text:p>
          </table:table-cell>
          <table:table-cell table:style-name="ce7" table:formula="of:=AVERAGE([.E124:.E128])" office:value-type="float" office:value="106">
            <text:p>106</text:p>
          </table:table-cell>
          <table:table-cell table:style-name="ce7" table:formula="of:=AVERAGE([.F124:.F128])" office:value-type="float" office:value="71.8">
            <text:p>71,8</text:p>
          </table:table-cell>
          <table:table-cell table:style-name="ce7" table:formula="of:=AVERAGE([.G124:.G128])" office:value-type="float" office:value="76.8">
            <text:p>76,8</text:p>
          </table:table-cell>
        </table:table-row>
        <table:table-row table:style-name="ro2">
          <table:table-cell table:style-name="ce3" office:value-type="date" office:date-value="2018-05-02T07:00:00">
            <text:p>02.05.18 07:00</text:p>
          </table:table-cell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ce3" office:value-type="date" office:date-value="2018-05-02T21:20:00">
            <text:p>02.05.18 21:2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2" office:value-type="date" office:date-value="2018-05-03">
            <text:p>03.05.18</text:p>
          </table:table-cell>
          <table:table-cell table:style-name="ce7" table:formula="of:=AVERAGE([.B130:.B134])" office:value-type="float" office:value="112">
            <text:p>112</text:p>
          </table:table-cell>
          <table:table-cell table:style-name="ce7" table:formula="of:=AVERAGE([.C130:.C134])" office:value-type="float" office:value="68.2">
            <text:p>68,2</text:p>
          </table:table-cell>
          <table:table-cell table:style-name="ce7" table:formula="of:=AVERAGE([.D130:.D134])" office:value-type="float" office:value="77">
            <text:p>77</text:p>
          </table:table-cell>
          <table:table-cell table:style-name="ce7" table:formula="of:=AVERAGE([.E130:.E134])" office:value-type="float" office:value="102.8">
            <text:p>102,8</text:p>
          </table:table-cell>
          <table:table-cell table:style-name="ce7" table:formula="of:=AVERAGE([.F130:.F134])" office:value-type="float" office:value="68.6">
            <text:p>68,6</text:p>
          </table:table-cell>
          <table:table-cell table:style-name="ce7" table:formula="of:=AVERAGE([.G130:.G134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5-03T09:20:00">
            <text:p>03.05.18 09:20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5-04T00:30:00">
            <text:p>04.05.18 00:30</text:p>
          </table:table-cell>
          <table:table-cell office:value-type="float" office:value="116">
            <text:p>116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04">
            <text:p>04.05.18</text:p>
          </table:table-cell>
          <table:table-cell table:style-name="ce7" table:formula="of:=AVERAGE([.B136:.B140])" office:value-type="float" office:value="118.2">
            <text:p>118,2</text:p>
          </table:table-cell>
          <table:table-cell table:style-name="ce7" table:formula="of:=AVERAGE([.C136:.C140])" office:value-type="float" office:value="79">
            <text:p>79</text:p>
          </table:table-cell>
          <table:table-cell table:style-name="ce7" table:formula="of:=AVERAGE([.D136:.D140])" office:value-type="float" office:value="69.6">
            <text:p>69,6</text:p>
          </table:table-cell>
          <table:table-cell table:style-name="ce7" table:formula="of:=AVERAGE([.E136:.E140])" office:value-type="float" office:value="108.4">
            <text:p>108,4</text:p>
          </table:table-cell>
          <table:table-cell table:style-name="ce7" table:formula="of:=AVERAGE([.F136:.F140])" office:value-type="float" office:value="69.2">
            <text:p>69,2</text:p>
          </table:table-cell>
          <table:table-cell table:style-name="ce7" table:formula="of:=AVERAGE([.G136:.G140])" office:value-type="float" office:value="74.8">
            <text:p>74,8</text:p>
          </table:table-cell>
        </table:table-row>
        <table:table-row table:style-name="ro2">
          <table:table-cell table:style-name="ce3" office:value-type="date" office:date-value="2018-05-04T09:45:00">
            <text:p>04.05.18 09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3" office:value-type="date" office:date-value="2018-05-04T22:30:00">
            <text:p>04.05.18 22:30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05">
            <text:p>05.05.18</text:p>
          </table:table-cell>
          <table:table-cell table:style-name="ce7" table:formula="of:=AVERAGE([.B142:.B146])" office:value-type="float" office:value="113.4">
            <text:p>113,4</text:p>
          </table:table-cell>
          <table:table-cell table:style-name="ce7" table:formula="of:=AVERAGE([.C142:.C146])" office:value-type="float" office:value="66.4">
            <text:p>66,4</text:p>
          </table:table-cell>
          <table:table-cell table:style-name="ce7" table:formula="of:=AVERAGE([.D142:.D146])" office:value-type="float" office:value="83">
            <text:p>83</text:p>
          </table:table-cell>
          <table:table-cell table:style-name="ce7" table:formula="of:=AVERAGE([.E142:.E146])" office:value-type="float" office:value="108.8">
            <text:p>108,8</text:p>
          </table:table-cell>
          <table:table-cell table:style-name="ce7" table:formula="of:=AVERAGE([.F142:.F146])" office:value-type="float" office:value="74.4">
            <text:p>74,4</text:p>
          </table:table-cell>
          <table:table-cell table:style-name="ce7" table:formula="of:=AVERAGE([.G142:.G146])" office:value-type="float" office:value="71.8">
            <text:p>71,8</text:p>
          </table:table-cell>
        </table:table-row>
        <table:table-row table:style-name="ro2">
          <table:table-cell table:style-name="ce3" office:value-type="date" office:date-value="2018-05-05T09:40:00">
            <text:p>05.05.18 09:40</text:p>
          </table:table-cell>
          <table:table-cell office:value-type="float" office:value="116">
            <text:p>116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style-name="ce3" office:value-type="date" office:date-value="2018-05-05T23:50:00">
            <text:p>05.05.18 23:50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2" office:value-type="date" office:date-value="2018-05-06">
            <text:p>06.05.18</text:p>
          </table:table-cell>
          <table:table-cell table:style-name="ce7" table:formula="of:=AVERAGE([.B148:.B152])" office:value-type="float" office:value="110">
            <text:p>110</text:p>
          </table:table-cell>
          <table:table-cell table:style-name="ce7" table:formula="of:=AVERAGE([.C148:.C152])" office:value-type="float" office:value="71.8">
            <text:p>71,8</text:p>
          </table:table-cell>
          <table:table-cell table:style-name="ce7" table:formula="of:=AVERAGE([.D148:.D152])" office:value-type="float" office:value="80.2">
            <text:p>80,2</text:p>
          </table:table-cell>
          <table:table-cell table:style-name="ce7" table:formula="of:=AVERAGE([.E148:.E152])" office:value-type="float" office:value="107.6">
            <text:p>107,6</text:p>
          </table:table-cell>
          <table:table-cell table:style-name="ce7" table:formula="of:=AVERAGE([.F148:.F152])" office:value-type="float" office:value="75.8">
            <text:p>75,8</text:p>
          </table:table-cell>
          <table:table-cell table:style-name="ce7" table:formula="of:=AVERAGE([.G148:.G152])" office:value-type="float" office:value="77.6">
            <text:p>77,6</text:p>
          </table:table-cell>
        </table:table-row>
        <table:table-row table:style-name="ro2">
          <table:table-cell table:style-name="ce3" office:value-type="date" office:date-value="2018-05-06T10:10:00">
            <text:p>06.05.18 10:10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3" office:value-type="date" office:date-value="2018-05-07">
            <text:p>07.05.18 00:00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ce2" office:value-type="date" office:date-value="2018-05-07">
            <text:p>07.05.18</text:p>
          </table:table-cell>
          <table:table-cell table:style-name="ce7" table:formula="of:=AVERAGE([.B154:.B158])" office:value-type="float" office:value="109">
            <text:p>109</text:p>
          </table:table-cell>
          <table:table-cell table:style-name="ce7" table:formula="of:=AVERAGE([.C154:.C158])" office:value-type="float" office:value="64.8">
            <text:p>64,8</text:p>
          </table:table-cell>
          <table:table-cell table:style-name="ce7" table:formula="of:=AVERAGE([.D154:.D158])" office:value-type="float" office:value="88.2">
            <text:p>88,2</text:p>
          </table:table-cell>
          <table:table-cell table:style-name="ce7" table:formula="of:=AVERAGE([.E154:.E158])" office:value-type="float" office:value="0">
            <text:p>#ДЕЛ/0!</text:p>
          </table:table-cell>
          <table:table-cell table:style-name="ce7" table:formula="of:=AVERAGE([.F154:.F158])" office:value-type="float" office:value="0">
            <text:p>#ДЕЛ/0!</text:p>
          </table:table-cell>
          <table:table-cell table:style-name="ce7" table:formula="of:=AVERAGE([.G154:.G15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7T11:00:00">
            <text:p>07.05.18 11:00</text:p>
          </table:table-cell>
          <table:table-cell office:value-type="float" office:value="115">
            <text:p>115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number-columns-repeated="3"/>
        </table:table-row>
        <table:table-row table:style-name="ro2">
          <table:table-cell table:style-name="ce3" office:value-type="date" office:date-value="2018-05-07T20:00:00">
            <text:p>07.05.18 20:00</text:p>
          </table:table-cell>
          <table:table-cell office:value-type="float" office:value="108">
            <text:p>108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8">
            <text:p>08.05.18</text:p>
          </table:table-cell>
          <table:table-cell table:style-name="ce7" table:formula="of:=AVERAGE([.B160:.B164])" office:value-type="float" office:value="110.2">
            <text:p>110,2</text:p>
          </table:table-cell>
          <table:table-cell table:style-name="ce7" table:formula="of:=AVERAGE([.C160:.C164])" office:value-type="float" office:value="69.8">
            <text:p>69,8</text:p>
          </table:table-cell>
          <table:table-cell table:style-name="ce7" table:formula="of:=AVERAGE([.D160:.D164])" office:value-type="float" office:value="82.6">
            <text:p>82,6</text:p>
          </table:table-cell>
          <table:table-cell table:style-name="ce7" table:formula="of:=AVERAGE([.E160:.E164])" office:value-type="float" office:value="108.4">
            <text:p>108,4</text:p>
          </table:table-cell>
          <table:table-cell table:style-name="ce7" table:formula="of:=AVERAGE([.F160:.F164])" office:value-type="float" office:value="74.8">
            <text:p>74,8</text:p>
          </table:table-cell>
          <table:table-cell table:style-name="ce7" table:formula="of:=AVERAGE([.G160:.G164])" office:value-type="float" office:value="67.8">
            <text:p>67,8</text:p>
          </table:table-cell>
        </table:table-row>
        <table:table-row table:style-name="ro2">
          <table:table-cell table:style-name="ce3" office:value-type="date" office:date-value="2018-05-08T11:20:00">
            <text:p>08.05.18 11:2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style-name="ce3" office:value-type="date" office:date-value="2018-05-09T01:00:00">
            <text:p>09.05.18 01:00</text:p>
          </table:table-cell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5-09">
            <text:p>09.05.18</text:p>
          </table:table-cell>
          <table:table-cell table:style-name="ce7" table:formula="of:=AVERAGE([.B166:.B170])" office:value-type="float" office:value="113.2">
            <text:p>113,2</text:p>
          </table:table-cell>
          <table:table-cell table:style-name="ce7" table:formula="of:=AVERAGE([.C166:.C170])" office:value-type="float" office:value="80.8">
            <text:p>80,8</text:p>
          </table:table-cell>
          <table:table-cell table:style-name="ce7" table:formula="of:=AVERAGE([.D166:.D170])" office:value-type="float" office:value="74.6">
            <text:p>74,6</text:p>
          </table:table-cell>
          <table:table-cell table:style-name="ce7" table:formula="of:=AVERAGE([.E166:.E170])" office:value-type="float" office:value="105.2">
            <text:p>105,2</text:p>
          </table:table-cell>
          <table:table-cell table:style-name="ce7" table:formula="of:=AVERAGE([.F166:.F170])" office:value-type="float" office:value="64.4">
            <text:p>64,4</text:p>
          </table:table-cell>
          <table:table-cell table:style-name="ce7" table:formula="of:=AVERAGE([.G166:.G170])" office:value-type="float" office:value="79">
            <text:p>79</text:p>
          </table:table-cell>
        </table:table-row>
        <table:table-row table:style-name="ro2">
          <table:table-cell table:style-name="ce3" office:value-type="date" office:date-value="2018-05-09T09:00:00">
            <text:p>09.05.18 09:00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style-name="ce3" office:value-type="date" office:date-value="2018-05-09T22:30:00">
            <text:p>09.05.18 22:30</text:p>
          </table:table-cell>
          <table:table-cell office:value-type="float" office:value="121">
            <text:p>121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10">
            <text:p>10.05.18</text:p>
          </table:table-cell>
          <table:table-cell table:style-name="ce7" table:formula="of:=AVERAGE([.B172:.B176])" office:value-type="float" office:value="118.6">
            <text:p>118,6</text:p>
          </table:table-cell>
          <table:table-cell table:style-name="ce7" table:formula="of:=AVERAGE([.C172:.C176])" office:value-type="float" office:value="80.2">
            <text:p>80,2</text:p>
          </table:table-cell>
          <table:table-cell table:style-name="ce7" table:formula="of:=AVERAGE([.D172:.D176])" office:value-type="float" office:value="70.6">
            <text:p>70,6</text:p>
          </table:table-cell>
          <table:table-cell table:style-name="ce7" table:formula="of:=AVERAGE([.E172:.E176])" office:value-type="float" office:value="106">
            <text:p>106</text:p>
          </table:table-cell>
          <table:table-cell table:style-name="ce7" table:formula="of:=AVERAGE([.F172:.F176])" office:value-type="float" office:value="74">
            <text:p>74</text:p>
          </table:table-cell>
          <table:table-cell table:style-name="ce7" table:formula="of:=AVERAGE([.G172:.G176])" office:value-type="float" office:value="73.2">
            <text:p>73,2</text:p>
          </table:table-cell>
        </table:table-row>
        <table:table-row table:style-name="ro2">
          <table:table-cell table:style-name="ce3" office:value-type="date" office:date-value="2018-05-10T09:15:00">
            <text:p>10.05.18 09:15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03">
            <text:p>10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5-10T23:00:00">
            <text:p>10.05.18 23:00</text:p>
          </table:table-cell>
          <table:table-cell office:value-type="float" office:value="122">
            <text:p>122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2" office:value-type="date" office:date-value="2018-05-11">
            <text:p>11.05.18</text:p>
          </table:table-cell>
          <table:table-cell table:style-name="ce7" table:formula="of:=AVERAGE([.B178:.B182])" office:value-type="float" office:value="108.2">
            <text:p>108,2</text:p>
          </table:table-cell>
          <table:table-cell table:style-name="ce7" table:formula="of:=AVERAGE([.C178:.C182])" office:value-type="float" office:value="78.2">
            <text:p>78,2</text:p>
          </table:table-cell>
          <table:table-cell table:style-name="ce7" table:formula="of:=AVERAGE([.D178:.D182])" office:value-type="float" office:value="78.8">
            <text:p>78,8</text:p>
          </table:table-cell>
          <table:table-cell table:style-name="ce7" table:formula="of:=AVERAGE([.E178:.E182])" office:value-type="float" office:value="106.6">
            <text:p>106,6</text:p>
          </table:table-cell>
          <table:table-cell table:style-name="ce7" table:formula="of:=AVERAGE([.F178:.F182])" office:value-type="float" office:value="69">
            <text:p>69</text:p>
          </table:table-cell>
          <table:table-cell table:style-name="ce7" table:formula="of:=AVERAGE([.G178:.G182])" office:value-type="float" office:value="78.6">
            <text:p>78,6</text:p>
          </table:table-cell>
        </table:table-row>
        <table:table-row table:style-name="ro2">
          <table:table-cell table:style-name="ce3" office:value-type="date" office:date-value="2018-05-11T09:45:00">
            <text:p>11.05.18 09:45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3" office:value-type="date" office:date-value="2018-05-11T23:00:00">
            <text:p>11.05.18 23:00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style-name="ce2" office:value-type="date" office:date-value="2018-05-12">
            <text:p>12.05.18</text:p>
          </table:table-cell>
          <table:table-cell table:style-name="ce7" table:formula="of:=AVERAGE([.B184:.B188])" office:value-type="float" office:value="113.8">
            <text:p>113,8</text:p>
          </table:table-cell>
          <table:table-cell table:style-name="ce7" table:formula="of:=AVERAGE([.C184:.C188])" office:value-type="float" office:value="70.8">
            <text:p>70,8</text:p>
          </table:table-cell>
          <table:table-cell table:style-name="ce7" table:formula="of:=AVERAGE([.D184:.D188])" office:value-type="float" office:value="96.6">
            <text:p>96,6</text:p>
          </table:table-cell>
          <table:table-cell table:style-name="ce7" table:formula="of:=AVERAGE([.E184:.E188])" office:value-type="float" office:value="112">
            <text:p>112</text:p>
          </table:table-cell>
          <table:table-cell table:style-name="ce7" table:formula="of:=AVERAGE([.F184:.F188])" office:value-type="float" office:value="77.8">
            <text:p>77,8</text:p>
          </table:table-cell>
          <table:table-cell table:style-name="ce7" table:formula="of:=AVERAGE([.G184:.G188])" office:value-type="float" office:value="70">
            <text:p>70</text:p>
          </table:table-cell>
        </table:table-row>
        <table:table-row table:style-name="ro2">
          <table:table-cell table:style-name="ce3" office:value-type="date" office:date-value="2018-05-12T11:45:00">
            <text:p>12.05.18 11:45</text:p>
          </table:table-cell>
          <table:table-cell office:value-type="float" office:value="113">
            <text:p>113</text:p>
          </table:table-cell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3" office:value-type="date" office:date-value="2018-05-12T23:40:00">
            <text:p>12.05.18 23:40</text:p>
          </table:table-cell>
          <table:table-cell office:value-type="float" office:value="110">
            <text:p>110</text:p>
          </table:table-cell>
          <table:table-cell office:value-type="float" office:value="71">
            <text:p>71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2" office:value-type="date" office:date-value="2018-05-13">
            <text:p>13.05.18</text:p>
          </table:table-cell>
          <table:table-cell table:style-name="ce7" table:formula="of:=AVERAGE([.B190:.B194])" office:value-type="float" office:value="108">
            <text:p>108</text:p>
          </table:table-cell>
          <table:table-cell table:style-name="ce7" table:formula="of:=AVERAGE([.C190:.C194])" office:value-type="float" office:value="70">
            <text:p>70</text:p>
          </table:table-cell>
          <table:table-cell table:style-name="ce7" table:formula="of:=AVERAGE([.D190:.D194])" office:value-type="float" office:value="75">
            <text:p>75</text:p>
          </table:table-cell>
          <table:table-cell table:style-name="ce7" table:formula="of:=AVERAGE([.E190:.E194])" office:value-type="float" office:value="0">
            <text:p>#ДЕЛ/0!</text:p>
          </table:table-cell>
          <table:table-cell table:style-name="ce7" table:formula="of:=AVERAGE([.F190:.F194])" office:value-type="float" office:value="0">
            <text:p>#ДЕЛ/0!</text:p>
          </table:table-cell>
          <table:table-cell table:style-name="ce7" table:formula="of:=AVERAGE([.G190:.G19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3T09:40:00">
            <text:p>13.05.18 09:40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2">
          <table:table-cell table:style-name="ce3" office:value-type="date" office:date-value="2018-05-13T20:00:00">
            <text:p>13.05.18 20:0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14">
            <text:p>14.05.18</text:p>
          </table:table-cell>
          <table:table-cell table:style-name="ce7" table:formula="of:=AVERAGE([.B196:.B200])" office:value-type="float" office:value="0">
            <text:p>#ДЕЛ/0!</text:p>
          </table:table-cell>
          <table:table-cell table:style-name="ce7" table:formula="of:=AVERAGE([.C196:.C200])" office:value-type="float" office:value="0">
            <text:p>#ДЕЛ/0!</text:p>
          </table:table-cell>
          <table:table-cell table:style-name="ce7" table:formula="of:=AVERAGE([.D196:.D200])" office:value-type="float" office:value="0">
            <text:p>#ДЕЛ/0!</text:p>
          </table:table-cell>
          <table:table-cell table:style-name="ce7" table:formula="of:=AVERAGE([.E196:.E200])" office:value-type="float" office:value="0">
            <text:p>#ДЕЛ/0!</text:p>
          </table:table-cell>
          <table:table-cell table:style-name="ce7" table:formula="of:=AVERAGE([.F196:.F200])" office:value-type="float" office:value="0">
            <text:p>#ДЕЛ/0!</text:p>
          </table:table-cell>
          <table:table-cell table:style-name="ce7" table:formula="of:=AVERAGE([.G196:.G20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4T07:00:00">
            <text:p>1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4T20:00:00">
            <text:p>14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5">
            <text:p>15.05.18</text:p>
          </table:table-cell>
          <table:table-cell table:style-name="ce7" table:formula="of:=AVERAGE([.B202:.B206])" office:value-type="float" office:value="0">
            <text:p>#ДЕЛ/0!</text:p>
          </table:table-cell>
          <table:table-cell table:style-name="ce7" table:formula="of:=AVERAGE([.C202:.C206])" office:value-type="float" office:value="0">
            <text:p>#ДЕЛ/0!</text:p>
          </table:table-cell>
          <table:table-cell table:style-name="ce7" table:formula="of:=AVERAGE([.D202:.D206])" office:value-type="float" office:value="0">
            <text:p>#ДЕЛ/0!</text:p>
          </table:table-cell>
          <table:table-cell table:style-name="ce7" table:formula="of:=AVERAGE([.E202:.E206])" office:value-type="float" office:value="0">
            <text:p>#ДЕЛ/0!</text:p>
          </table:table-cell>
          <table:table-cell table:style-name="ce7" table:formula="of:=AVERAGE([.F202:.F206])" office:value-type="float" office:value="0">
            <text:p>#ДЕЛ/0!</text:p>
          </table:table-cell>
          <table:table-cell table:style-name="ce7" table:formula="of:=AVERAGE([.G202:.G20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5T07:00:00">
            <text:p>15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5T20:00:00">
            <text:p>15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6">
            <text:p>16.05.18</text:p>
          </table:table-cell>
          <table:table-cell table:style-name="ce7" table:formula="of:=AVERAGE([.B208:.B212])" office:value-type="float" office:value="0">
            <text:p>#ДЕЛ/0!</text:p>
          </table:table-cell>
          <table:table-cell table:style-name="ce7" table:formula="of:=AVERAGE([.C208:.C212])" office:value-type="float" office:value="0">
            <text:p>#ДЕЛ/0!</text:p>
          </table:table-cell>
          <table:table-cell table:style-name="ce7" table:formula="of:=AVERAGE([.D208:.D212])" office:value-type="float" office:value="0">
            <text:p>#ДЕЛ/0!</text:p>
          </table:table-cell>
          <table:table-cell table:style-name="ce7" table:formula="of:=AVERAGE([.E208:.E212])" office:value-type="float" office:value="0">
            <text:p>#ДЕЛ/0!</text:p>
          </table:table-cell>
          <table:table-cell table:style-name="ce7" table:formula="of:=AVERAGE([.F208:.F212])" office:value-type="float" office:value="0">
            <text:p>#ДЕЛ/0!</text:p>
          </table:table-cell>
          <table:table-cell table:style-name="ce7" table:formula="of:=AVERAGE([.G208:.G21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6T07:00:00">
            <text:p>16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6T20:00:00">
            <text:p>16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7">
            <text:p>17.05.18</text:p>
          </table:table-cell>
          <table:table-cell table:style-name="ce7" table:formula="of:=AVERAGE([.B214:.B218])" office:value-type="float" office:value="0">
            <text:p>#ДЕЛ/0!</text:p>
          </table:table-cell>
          <table:table-cell table:style-name="ce7" table:formula="of:=AVERAGE([.C214:.C218])" office:value-type="float" office:value="0">
            <text:p>#ДЕЛ/0!</text:p>
          </table:table-cell>
          <table:table-cell table:style-name="ce7" table:formula="of:=AVERAGE([.D214:.D218])" office:value-type="float" office:value="0">
            <text:p>#ДЕЛ/0!</text:p>
          </table:table-cell>
          <table:table-cell table:style-name="ce7" table:formula="of:=AVERAGE([.E214:.E218])" office:value-type="float" office:value="0">
            <text:p>#ДЕЛ/0!</text:p>
          </table:table-cell>
          <table:table-cell table:style-name="ce7" table:formula="of:=AVERAGE([.F214:.F218])" office:value-type="float" office:value="0">
            <text:p>#ДЕЛ/0!</text:p>
          </table:table-cell>
          <table:table-cell table:style-name="ce7" table:formula="of:=AVERAGE([.G214:.G21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7T07:00:00">
            <text:p>17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7T20:00:00">
            <text:p>17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8">
            <text:p>18.05.18</text:p>
          </table:table-cell>
          <table:table-cell table:style-name="ce7" table:formula="of:=AVERAGE([.B220:.B224])" office:value-type="float" office:value="0">
            <text:p>#ДЕЛ/0!</text:p>
          </table:table-cell>
          <table:table-cell table:style-name="ce7" table:formula="of:=AVERAGE([.C220:.C224])" office:value-type="float" office:value="0">
            <text:p>#ДЕЛ/0!</text:p>
          </table:table-cell>
          <table:table-cell table:style-name="ce7" table:formula="of:=AVERAGE([.D220:.D224])" office:value-type="float" office:value="0">
            <text:p>#ДЕЛ/0!</text:p>
          </table:table-cell>
          <table:table-cell table:style-name="ce7" table:formula="of:=AVERAGE([.E220:.E224])" office:value-type="float" office:value="0">
            <text:p>#ДЕЛ/0!</text:p>
          </table:table-cell>
          <table:table-cell table:style-name="ce7" table:formula="of:=AVERAGE([.F220:.F224])" office:value-type="float" office:value="0">
            <text:p>#ДЕЛ/0!</text:p>
          </table:table-cell>
          <table:table-cell table:style-name="ce7" table:formula="of:=AVERAGE([.G220:.G22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8T07:00:00">
            <text:p>18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8T20:00:00">
            <text:p>18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9">
            <text:p>19.05.18</text:p>
          </table:table-cell>
          <table:table-cell table:style-name="ce7" table:formula="of:=AVERAGE([.B226:.B230])" office:value-type="float" office:value="0">
            <text:p>#ДЕЛ/0!</text:p>
          </table:table-cell>
          <table:table-cell table:style-name="ce7" table:formula="of:=AVERAGE([.C226:.C230])" office:value-type="float" office:value="0">
            <text:p>#ДЕЛ/0!</text:p>
          </table:table-cell>
          <table:table-cell table:style-name="ce7" table:formula="of:=AVERAGE([.D226:.D230])" office:value-type="float" office:value="0">
            <text:p>#ДЕЛ/0!</text:p>
          </table:table-cell>
          <table:table-cell table:style-name="ce7" table:formula="of:=AVERAGE([.E226:.E230])" office:value-type="float" office:value="0">
            <text:p>#ДЕЛ/0!</text:p>
          </table:table-cell>
          <table:table-cell table:style-name="ce7" table:formula="of:=AVERAGE([.F226:.F230])" office:value-type="float" office:value="0">
            <text:p>#ДЕЛ/0!</text:p>
          </table:table-cell>
          <table:table-cell table:style-name="ce7" table:formula="of:=AVERAGE([.G226:.G23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9T07:00:00">
            <text:p>19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9T20:00:00">
            <text:p>19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0">
            <text:p>20.05.18</text:p>
          </table:table-cell>
          <table:table-cell table:style-name="ce7" table:formula="of:=AVERAGE([.B232:.B236])" office:value-type="float" office:value="0">
            <text:p>#ДЕЛ/0!</text:p>
          </table:table-cell>
          <table:table-cell table:style-name="ce7" table:formula="of:=AVERAGE([.C232:.C236])" office:value-type="float" office:value="0">
            <text:p>#ДЕЛ/0!</text:p>
          </table:table-cell>
          <table:table-cell table:style-name="ce7" table:formula="of:=AVERAGE([.D232:.D236])" office:value-type="float" office:value="0">
            <text:p>#ДЕЛ/0!</text:p>
          </table:table-cell>
          <table:table-cell table:style-name="ce7" table:formula="of:=AVERAGE([.E232:.E236])" office:value-type="float" office:value="0">
            <text:p>#ДЕЛ/0!</text:p>
          </table:table-cell>
          <table:table-cell table:style-name="ce7" table:formula="of:=AVERAGE([.F232:.F236])" office:value-type="float" office:value="0">
            <text:p>#ДЕЛ/0!</text:p>
          </table:table-cell>
          <table:table-cell table:style-name="ce7" table:formula="of:=AVERAGE([.G232:.G23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0T07:00:00">
            <text:p>20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0T20:00:00">
            <text:p>20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1">
            <text:p>21.05.18</text:p>
          </table:table-cell>
          <table:table-cell table:style-name="ce7" table:formula="of:=AVERAGE([.B238:.B242])" office:value-type="float" office:value="0">
            <text:p>#ДЕЛ/0!</text:p>
          </table:table-cell>
          <table:table-cell table:style-name="ce7" table:formula="of:=AVERAGE([.C238:.C242])" office:value-type="float" office:value="0">
            <text:p>#ДЕЛ/0!</text:p>
          </table:table-cell>
          <table:table-cell table:style-name="ce7" table:formula="of:=AVERAGE([.D238:.D242])" office:value-type="float" office:value="0">
            <text:p>#ДЕЛ/0!</text:p>
          </table:table-cell>
          <table:table-cell table:style-name="ce7" table:formula="of:=AVERAGE([.E238:.E242])" office:value-type="float" office:value="0">
            <text:p>#ДЕЛ/0!</text:p>
          </table:table-cell>
          <table:table-cell table:style-name="ce7" table:formula="of:=AVERAGE([.F238:.F242])" office:value-type="float" office:value="0">
            <text:p>#ДЕЛ/0!</text:p>
          </table:table-cell>
          <table:table-cell table:style-name="ce7" table:formula="of:=AVERAGE([.G238:.G24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1T07:00:00">
            <text:p>21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1T20:00:00">
            <text:p>21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2">
            <text:p>22.05.18</text:p>
          </table:table-cell>
          <table:table-cell table:style-name="ce7" table:formula="of:=AVERAGE([.B244:.B248])" office:value-type="float" office:value="0">
            <text:p>#ДЕЛ/0!</text:p>
          </table:table-cell>
          <table:table-cell table:style-name="ce7" table:formula="of:=AVERAGE([.C244:.C248])" office:value-type="float" office:value="0">
            <text:p>#ДЕЛ/0!</text:p>
          </table:table-cell>
          <table:table-cell table:style-name="ce7" table:formula="of:=AVERAGE([.D244:.D248])" office:value-type="float" office:value="0">
            <text:p>#ДЕЛ/0!</text:p>
          </table:table-cell>
          <table:table-cell table:style-name="ce7" table:formula="of:=AVERAGE([.E244:.E248])" office:value-type="float" office:value="0">
            <text:p>#ДЕЛ/0!</text:p>
          </table:table-cell>
          <table:table-cell table:style-name="ce7" table:formula="of:=AVERAGE([.F244:.F248])" office:value-type="float" office:value="0">
            <text:p>#ДЕЛ/0!</text:p>
          </table:table-cell>
          <table:table-cell table:style-name="ce7" table:formula="of:=AVERAGE([.G244:.G24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2T07:00:00">
            <text:p>22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2T20:00:00">
            <text:p>22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3">
            <text:p>23.05.18</text:p>
          </table:table-cell>
          <table:table-cell table:style-name="ce7" table:formula="of:=AVERAGE([.B250:.B254])" office:value-type="float" office:value="0">
            <text:p>#ДЕЛ/0!</text:p>
          </table:table-cell>
          <table:table-cell table:style-name="ce7" table:formula="of:=AVERAGE([.C250:.C254])" office:value-type="float" office:value="0">
            <text:p>#ДЕЛ/0!</text:p>
          </table:table-cell>
          <table:table-cell table:style-name="ce7" table:formula="of:=AVERAGE([.D250:.D254])" office:value-type="float" office:value="0">
            <text:p>#ДЕЛ/0!</text:p>
          </table:table-cell>
          <table:table-cell table:style-name="ce7" table:formula="of:=AVERAGE([.E250:.E254])" office:value-type="float" office:value="0">
            <text:p>#ДЕЛ/0!</text:p>
          </table:table-cell>
          <table:table-cell table:style-name="ce7" table:formula="of:=AVERAGE([.F250:.F254])" office:value-type="float" office:value="0">
            <text:p>#ДЕЛ/0!</text:p>
          </table:table-cell>
          <table:table-cell table:style-name="ce7" table:formula="of:=AVERAGE([.G250:.G25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3T07:00:00">
            <text:p>2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3T20:00:00">
            <text:p>2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4">
            <text:p>24.05.18</text:p>
          </table:table-cell>
          <table:table-cell table:style-name="ce7" table:formula="of:=AVERAGE([.B256:.B260])" office:value-type="float" office:value="0">
            <text:p>#ДЕЛ/0!</text:p>
          </table:table-cell>
          <table:table-cell table:style-name="ce7" table:formula="of:=AVERAGE([.C256:.C260])" office:value-type="float" office:value="0">
            <text:p>#ДЕЛ/0!</text:p>
          </table:table-cell>
          <table:table-cell table:style-name="ce7" table:formula="of:=AVERAGE([.D256:.D260])" office:value-type="float" office:value="0">
            <text:p>#ДЕЛ/0!</text:p>
          </table:table-cell>
          <table:table-cell table:style-name="ce7" table:formula="of:=AVERAGE([.E256:.E260])" office:value-type="float" office:value="0">
            <text:p>#ДЕЛ/0!</text:p>
          </table:table-cell>
          <table:table-cell table:style-name="ce7" table:formula="of:=AVERAGE([.F256:.F260])" office:value-type="float" office:value="0">
            <text:p>#ДЕЛ/0!</text:p>
          </table:table-cell>
          <table:table-cell table:style-name="ce7" table:formula="of:=AVERAGE([.G256:.G26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4T07:00:00">
            <text:p>2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4T20:00:00">
            <text:p>24.05.18 20:00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yDate" table:style-name="ta1" table:print="false">
        <office:forms form:automatic-focus="false" form:apply-design-mode="false"/>
        <table:table-column table:style-name="co6" table:default-cell-style-name="ce9"/>
        <table:table-column table:style-name="co7" table:number-columns-repeated="3" table:default-cell-style-name="ce10"/>
        <table:table-column table:style-name="co8" table:default-cell-style-name="Default"/>
        <table:table-row table:style-name="ro2">
          <table:table-cell table:style-name="ce8" office:value-type="string">
            <text:p>Дата</text:p>
          </table:table-cell>
          <table:table-cell table:style-name="ce8" office:value-type="string">
            <text:p>Верхнее</text:p>
          </table:table-cell>
          <table:table-cell table:style-name="ce8" office:value-type="string">
            <text:p>Нижнее</text:p>
          </table:table-cell>
          <table:table-cell table:style-name="ce8" office:value-type="string">
            <text:p>Пульс</text:p>
          </table:table-cell>
          <table:table-cell/>
        </table:table-row>
        <table:table-row table:style-name="ro2">
          <table:table-cell table:formula="of:=[input.A4]" office:value-type="date" office:date-value="2018-04-12T13:00:00">
            <text:p>12.04.18 13:00</text:p>
          </table:table-cell>
          <table:table-cell table:formula="of:=[input.B3]" office:value-type="float" office:value="114">
            <text:p>114</text:p>
          </table:table-cell>
          <table:table-cell table:formula="of:=[input.C3]" office:value-type="float" office:value="88.4">
            <text:p>88,4</text:p>
          </table:table-cell>
          <table:table-cell table:formula="of:=[input.D3]" office:value-type="float" office:value="95">
            <text:p>95</text:p>
          </table:table-cell>
          <table:table-cell/>
        </table:table-row>
        <table:table-row table:style-name="ro2">
          <table:table-cell table:formula="of:=[input.A5]" office:value-type="date" office:date-value="2018-04-12T22:00:00">
            <text:p>12.04.18 22:00</text:p>
          </table:table-cell>
          <table:table-cell table:formula="of:=[input.E3]" office:value-type="float" office:value="115.4">
            <text:p>115,4</text:p>
          </table:table-cell>
          <table:table-cell table:formula="of:=[input.F3]" office:value-type="float" office:value="77.4">
            <text:p>77,4</text:p>
          </table:table-cell>
          <table:table-cell table:formula="of:=[input.G3]" office:value-type="float" office:value="74.6">
            <text:p>74,6</text:p>
          </table:table-cell>
          <table:table-cell/>
        </table:table-row>
        <table:table-row table:style-name="ro2">
          <table:table-cell table:formula="of:=[input.A10]" office:value-type="date" office:date-value="2018-04-13T07:00:00">
            <text:p>13.04.18 07:00</text:p>
            <draw:frame table:end-cell-address="byDate.L34" table:end-x="2.06cm" table:end-y="0.264cm" draw:z-index="0" draw:style-name="gr1" draw:text-style-name="P1" svg:width="23.612cm" svg:height="13.718cm" svg:x="0.178cm" svg:y="0.095cm">
              <draw:object draw:notify-on-update-of-ranges="byDate.A2:byDate.A60 byDate.B1:byDate.B1 byDate.B2:byDate.B60 byDate.A2:byDate.A60 byDate.C1:byDate.C1 byDate.C2:byDate.C60 byDate.A2:byDate.A60 byDate.D1:byDate.D1 byDate.D2:byDate.D6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formula="of:=[input.B9]" office:value-type="float" office:value="125.2">
            <text:p>125,2</text:p>
          </table:table-cell>
          <table:table-cell table:formula="of:=[input.C9]" office:value-type="float" office:value="88">
            <text:p>88</text:p>
          </table:table-cell>
          <table:table-cell table:formula="of:=[input.D9]" office:value-type="float" office:value="76.6">
            <text:p>76,6</text:p>
          </table:table-cell>
          <table:table-cell/>
        </table:table-row>
        <table:table-row table:style-name="ro2">
          <table:table-cell table:formula="of:=[input.A11]" office:value-type="date" office:date-value="2018-04-13T22:00:00">
            <text:p>13.04.18 22:00</text:p>
          </table:table-cell>
          <table:table-cell table:formula="of:=[input.E9]" office:value-type="float" office:value="107">
            <text:p>107</text:p>
          </table:table-cell>
          <table:table-cell table:formula="of:=[input.F9]" office:value-type="float" office:value="71.6">
            <text:p>71,6</text:p>
          </table:table-cell>
          <table:table-cell table:formula="of:=[input.G9]" office:value-type="float" office:value="75">
            <text:p>75</text:p>
          </table:table-cell>
          <table:table-cell/>
        </table:table-row>
        <table:table-row table:style-name="ro2">
          <table:table-cell table:formula="of:=[input.A16]" office:value-type="date" office:date-value="2018-04-14T09:00:00">
            <text:p>14.04.18 09:00</text:p>
          </table:table-cell>
          <table:table-cell table:formula="of:=[input.B15]" office:value-type="float" office:value="124.6">
            <text:p>124,6</text:p>
          </table:table-cell>
          <table:table-cell table:formula="of:=[input.C15]" office:value-type="float" office:value="82.4">
            <text:p>82,4</text:p>
          </table:table-cell>
          <table:table-cell table:formula="of:=[input.D15]" office:value-type="float" office:value="76">
            <text:p>76</text:p>
          </table:table-cell>
          <table:table-cell/>
        </table:table-row>
        <table:table-row table:style-name="ro2">
          <table:table-cell table:formula="of:=[input.A17]" office:value-type="date" office:date-value="2018-04-15T02:00:00">
            <text:p>15.04.18 02:00</text:p>
          </table:table-cell>
          <table:table-cell table:formula="of:=[input.E15]" office:value-type="float" office:value="107">
            <text:p>107</text:p>
          </table:table-cell>
          <table:table-cell table:formula="of:=[input.F15]" office:value-type="float" office:value="64.6">
            <text:p>64,6</text:p>
          </table:table-cell>
          <table:table-cell table:formula="of:=[input.G15]" office:value-type="float" office:value="69.8">
            <text:p>69,8</text:p>
          </table:table-cell>
          <table:table-cell/>
        </table:table-row>
        <table:table-row table:style-name="ro2">
          <table:table-cell table:formula="of:=[input.A22]" office:value-type="date" office:date-value="2018-04-15T10:30:00">
            <text:p>15.04.18 10:30</text:p>
          </table:table-cell>
          <table:table-cell table:formula="of:=[input.B21]" office:value-type="float" office:value="118.6">
            <text:p>118,6</text:p>
          </table:table-cell>
          <table:table-cell table:formula="of:=[input.C21]" office:value-type="float" office:value="81.4">
            <text:p>81,4</text:p>
          </table:table-cell>
          <table:table-cell table:formula="of:=[input.D21]" office:value-type="float" office:value="71.8">
            <text:p>71,8</text:p>
          </table:table-cell>
          <table:table-cell/>
        </table:table-row>
        <table:table-row table:style-name="ro2">
          <table:table-cell table:formula="of:=[input.A23]" office:value-type="date" office:date-value="2018-04-15T22:30:00">
            <text:p>15.04.18 22:30</text:p>
          </table:table-cell>
          <table:table-cell table:formula="of:=[input.E21]" office:value-type="float" office:value="125.4">
            <text:p>125,4</text:p>
          </table:table-cell>
          <table:table-cell table:formula="of:=[input.F21]" office:value-type="float" office:value="84.2">
            <text:p>84,2</text:p>
          </table:table-cell>
          <table:table-cell table:formula="of:=[input.G21]" office:value-type="float" office:value="61.8">
            <text:p>61,8</text:p>
          </table:table-cell>
          <table:table-cell/>
        </table:table-row>
        <table:table-row table:style-name="ro2">
          <table:table-cell table:formula="of:=[input.A28]" office:value-type="date" office:date-value="2018-04-16T08:30:00">
            <text:p>16.04.18 08:30</text:p>
          </table:table-cell>
          <table:table-cell table:formula="of:=[input.B27]" office:value-type="float" office:value="123.8">
            <text:p>123,8</text:p>
          </table:table-cell>
          <table:table-cell table:formula="of:=[input.C27]" office:value-type="float" office:value="83">
            <text:p>83</text:p>
          </table:table-cell>
          <table:table-cell table:formula="of:=[input.D27]" office:value-type="float" office:value="67.8">
            <text:p>67,8</text:p>
          </table:table-cell>
          <table:table-cell/>
        </table:table-row>
        <table:table-row table:style-name="ro2">
          <table:table-cell table:formula="of:=[input.A29]" office:value-type="date" office:date-value="2018-04-16T21:45:00">
            <text:p>16.04.18 21:45</text:p>
          </table:table-cell>
          <table:table-cell table:formula="of:=[input.E27]" office:value-type="float" office:value="118.4">
            <text:p>118,4</text:p>
          </table:table-cell>
          <table:table-cell table:formula="of:=[input.F27]" office:value-type="float" office:value="81.8">
            <text:p>81,8</text:p>
          </table:table-cell>
          <table:table-cell table:formula="of:=[input.G27]" office:value-type="float" office:value="64">
            <text:p>64</text:p>
          </table:table-cell>
          <table:table-cell/>
        </table:table-row>
        <table:table-row table:style-name="ro2">
          <table:table-cell table:formula="of:=[input.A34]" office:value-type="date" office:date-value="2018-04-17T08:00:00">
            <text:p>17.04.18 08:00</text:p>
          </table:table-cell>
          <table:table-cell table:formula="of:=[input.B33]" office:value-type="float" office:value="121.2">
            <text:p>121,2</text:p>
          </table:table-cell>
          <table:table-cell table:formula="of:=[input.C33]" office:value-type="float" office:value="82.4">
            <text:p>82,4</text:p>
          </table:table-cell>
          <table:table-cell table:formula="of:=[input.D33]" office:value-type="float" office:value="64">
            <text:p>64</text:p>
          </table:table-cell>
          <table:table-cell/>
        </table:table-row>
        <table:table-row table:style-name="ro2">
          <table:table-cell table:formula="of:=[input.A35]" office:value-type="date" office:date-value="2018-04-17T21:30:00">
            <text:p>17.04.18 21:30</text:p>
          </table:table-cell>
          <table:table-cell table:formula="of:=[input.E33]" office:value-type="float" office:value="109">
            <text:p>109</text:p>
          </table:table-cell>
          <table:table-cell table:formula="of:=[input.F33]" office:value-type="float" office:value="83.8">
            <text:p>83,8</text:p>
          </table:table-cell>
          <table:table-cell table:formula="of:=[input.G33]" office:value-type="float" office:value="65.2">
            <text:p>65,2</text:p>
          </table:table-cell>
          <table:table-cell/>
        </table:table-row>
        <table:table-row table:style-name="ro2">
          <table:table-cell table:formula="of:=[input.A40]" office:value-type="date" office:date-value="2018-04-18T08:00:00">
            <text:p>18.04.18 08:00</text:p>
          </table:table-cell>
          <table:table-cell table:formula="of:=[input.B39]" office:value-type="float" office:value="122.8">
            <text:p>122,8</text:p>
          </table:table-cell>
          <table:table-cell table:formula="of:=[input.C39]" office:value-type="float" office:value="86.4">
            <text:p>86,4</text:p>
          </table:table-cell>
          <table:table-cell table:formula="of:=[input.D39]" office:value-type="float" office:value="80">
            <text:p>80</text:p>
          </table:table-cell>
          <table:table-cell/>
        </table:table-row>
        <table:table-row table:style-name="ro2">
          <table:table-cell table:formula="of:=[input.A41]" office:value-type="date" office:date-value="2018-04-18T22:00:00">
            <text:p>18.04.18 22:00</text:p>
          </table:table-cell>
          <table:table-cell table:formula="of:=[input.E39]" office:value-type="float" office:value="120">
            <text:p>120</text:p>
          </table:table-cell>
          <table:table-cell table:formula="of:=[input.F39]" office:value-type="float" office:value="78.5">
            <text:p>78,5</text:p>
          </table:table-cell>
          <table:table-cell table:formula="of:=[input.G39]" office:value-type="float" office:value="67">
            <text:p>67</text:p>
          </table:table-cell>
          <table:table-cell/>
        </table:table-row>
        <table:table-row table:style-name="ro2">
          <table:table-cell table:formula="of:=[input.A46]" office:value-type="date" office:date-value="2018-04-19T08:00:00">
            <text:p>19.04.18 08:00</text:p>
          </table:table-cell>
          <table:table-cell table:formula="of:=[input.B45]" office:value-type="float" office:value="114.8">
            <text:p>114,8</text:p>
          </table:table-cell>
          <table:table-cell table:formula="of:=[input.C45]" office:value-type="float" office:value="80.8">
            <text:p>80,8</text:p>
          </table:table-cell>
          <table:table-cell table:formula="of:=[input.D45]" office:value-type="float" office:value="66.4">
            <text:p>66,4</text:p>
          </table:table-cell>
          <table:table-cell/>
        </table:table-row>
        <table:table-row table:style-name="ro2">
          <table:table-cell table:formula="of:=[input.A47]" office:value-type="date" office:date-value="2018-04-19T22:00:00">
            <text:p>19.04.18 22:00</text:p>
          </table:table-cell>
          <table:table-cell table:formula="of:=[input.E45]" office:value-type="float" office:value="110">
            <text:p>110</text:p>
          </table:table-cell>
          <table:table-cell table:formula="of:=[input.F45]" office:value-type="float" office:value="74.4">
            <text:p>74,4</text:p>
          </table:table-cell>
          <table:table-cell table:formula="of:=[input.G45]" office:value-type="float" office:value="57.4">
            <text:p>57,4</text:p>
          </table:table-cell>
          <table:table-cell/>
        </table:table-row>
        <table:table-row table:style-name="ro2">
          <table:table-cell table:formula="of:=[input.A52]" office:value-type="date" office:date-value="2018-04-20T07:30:00">
            <text:p>20.04.18 07:30</text:p>
          </table:table-cell>
          <table:table-cell table:formula="of:=[input.B51]" office:value-type="float" office:value="110.4">
            <text:p>110,4</text:p>
          </table:table-cell>
          <table:table-cell table:formula="of:=[input.C51]" office:value-type="float" office:value="73.8">
            <text:p>73,8</text:p>
          </table:table-cell>
          <table:table-cell table:formula="of:=[input.D51]" office:value-type="float" office:value="60.6">
            <text:p>60,6</text:p>
          </table:table-cell>
          <table:table-cell/>
        </table:table-row>
        <table:table-row table:style-name="ro2">
          <table:table-cell table:formula="of:=[input.A53]" office:value-type="date" office:date-value="2018-04-20T22:00:00">
            <text:p>20.04.18 22:00</text:p>
          </table:table-cell>
          <table:table-cell table:formula="of:=[input.E51]" office:value-type="float" office:value="100.8">
            <text:p>100,8</text:p>
          </table:table-cell>
          <table:table-cell table:formula="of:=[input.F51]" office:value-type="float" office:value="73">
            <text:p>73</text:p>
          </table:table-cell>
          <table:table-cell table:formula="of:=[input.G51]" office:value-type="float" office:value="58.2">
            <text:p>58,2</text:p>
          </table:table-cell>
          <table:table-cell/>
        </table:table-row>
        <table:table-row table:style-name="ro2">
          <table:table-cell table:formula="of:=[input.A58]" office:value-type="date" office:date-value="2018-04-21T09:00:00">
            <text:p>21.04.18 09:00</text:p>
          </table:table-cell>
          <table:table-cell table:formula="of:=[input.B57]" office:value-type="float" office:value="111.4">
            <text:p>111,4</text:p>
          </table:table-cell>
          <table:table-cell table:formula="of:=[input.C57]" office:value-type="float" office:value="78.2">
            <text:p>78,2</text:p>
          </table:table-cell>
          <table:table-cell table:formula="of:=[input.D57]" office:value-type="float" office:value="59.8">
            <text:p>59,8</text:p>
          </table:table-cell>
          <table:table-cell/>
        </table:table-row>
        <table:table-row table:style-name="ro2">
          <table:table-cell table:formula="of:=[input.A59]" office:value-type="date" office:date-value="2018-04-21T22:00:00">
            <text:p>21.04.18 22:00</text:p>
          </table:table-cell>
          <table:table-cell table:formula="of:=[input.E57]" office:value-type="float" office:value="109.666666666667">
            <text:p>109,7</text:p>
          </table:table-cell>
          <table:table-cell table:formula="of:=[input.F57]" office:value-type="float" office:value="73.6666666666667">
            <text:p>73,7</text:p>
          </table:table-cell>
          <table:table-cell table:formula="of:=[input.G57]" office:value-type="float" office:value="74.3333333333333">
            <text:p>74,3</text:p>
          </table:table-cell>
          <table:table-cell/>
        </table:table-row>
        <table:table-row table:style-name="ro2">
          <table:table-cell table:formula="of:=[input.A64]" office:value-type="date" office:date-value="2018-04-22T10:40:00">
            <text:p>22.04.18 10:40</text:p>
          </table:table-cell>
          <table:table-cell table:formula="of:=[input.B63]" office:value-type="float" office:value="108">
            <text:p>108</text:p>
          </table:table-cell>
          <table:table-cell table:formula="of:=[input.C63]" office:value-type="float" office:value="67.8">
            <text:p>67,8</text:p>
          </table:table-cell>
          <table:table-cell table:formula="of:=[input.D63]" office:value-type="float" office:value="76">
            <text:p>76</text:p>
          </table:table-cell>
          <table:table-cell/>
        </table:table-row>
        <table:table-row table:style-name="ro2">
          <table:table-cell table:formula="of:=[input.A65]" office:value-type="date" office:date-value="2018-04-23T01:00:00">
            <text:p>23.04.18 01:00</text:p>
          </table:table-cell>
          <table:table-cell table:formula="of:=[input.E63]" office:value-type="float" office:value="115">
            <text:p>115</text:p>
          </table:table-cell>
          <table:table-cell table:formula="of:=[input.F63]" office:value-type="float" office:value="79.2">
            <text:p>79,2</text:p>
          </table:table-cell>
          <table:table-cell table:formula="of:=[input.G63]" office:value-type="float" office:value="60.2">
            <text:p>60,2</text:p>
          </table:table-cell>
          <table:table-cell/>
        </table:table-row>
        <table:table-row table:style-name="ro2">
          <table:table-cell table:formula="of:=[input.A70]" office:value-type="date" office:date-value="2018-04-23T09:30:00">
            <text:p>23.04.18 09:30</text:p>
          </table:table-cell>
          <table:table-cell table:formula="of:=[input.B69]" office:value-type="float" office:value="118">
            <text:p>118</text:p>
          </table:table-cell>
          <table:table-cell table:formula="of:=[input.C69]" office:value-type="float" office:value="78.6">
            <text:p>78,6</text:p>
          </table:table-cell>
          <table:table-cell table:formula="of:=[input.D69]" office:value-type="float" office:value="69.4">
            <text:p>69,4</text:p>
          </table:table-cell>
          <table:table-cell/>
        </table:table-row>
        <table:table-row table:style-name="ro2">
          <table:table-cell table:formula="of:=[input.A71]" office:value-type="date" office:date-value="2018-04-24T01:30:00">
            <text:p>24.04.18 01:30</text:p>
          </table:table-cell>
          <table:table-cell table:formula="of:=[input.E69]" office:value-type="float" office:value="102.4">
            <text:p>102,4</text:p>
          </table:table-cell>
          <table:table-cell table:formula="of:=[input.F69]" office:value-type="float" office:value="65.2">
            <text:p>65,2</text:p>
          </table:table-cell>
          <table:table-cell table:formula="of:=[input.G69]" office:value-type="float" office:value="62.6">
            <text:p>62,6</text:p>
          </table:table-cell>
          <table:table-cell/>
        </table:table-row>
        <table:table-row table:style-name="ro2">
          <table:table-cell table:formula="of:=[input.A76]" office:value-type="date" office:date-value="2018-04-24T09:30:00">
            <text:p>24.04.18 09:30</text:p>
          </table:table-cell>
          <table:table-cell table:formula="of:=[input.B75]" office:value-type="float" office:value="115">
            <text:p>115</text:p>
          </table:table-cell>
          <table:table-cell table:formula="of:=[input.C75]" office:value-type="float" office:value="76.6">
            <text:p>76,6</text:p>
          </table:table-cell>
          <table:table-cell table:formula="of:=[input.D75]" office:value-type="float" office:value="66.6">
            <text:p>66,6</text:p>
          </table:table-cell>
          <table:table-cell/>
        </table:table-row>
        <table:table-row table:style-name="ro2">
          <table:table-cell table:formula="of:=[input.A77]" office:value-type="date" office:date-value="2018-04-24T21:30:00">
            <text:p>24.04.18 21:30</text:p>
          </table:table-cell>
          <table:table-cell table:formula="of:=[input.E75]" office:value-type="float" office:value="106">
            <text:p>106</text:p>
          </table:table-cell>
          <table:table-cell table:formula="of:=[input.F75]" office:value-type="float" office:value="72">
            <text:p>72</text:p>
          </table:table-cell>
          <table:table-cell table:formula="of:=[input.G75]" office:value-type="float" office:value="63.2">
            <text:p>63,2</text:p>
          </table:table-cell>
          <table:table-cell/>
        </table:table-row>
        <table:table-row table:style-name="ro2">
          <table:table-cell table:formula="of:=[input.A82]" office:value-type="date" office:date-value="2018-04-25T08:15:00">
            <text:p>25.04.18 08:15</text:p>
          </table:table-cell>
          <table:table-cell table:formula="of:=[input.B81]" office:value-type="float" office:value="121.6">
            <text:p>121,6</text:p>
          </table:table-cell>
          <table:table-cell table:formula="of:=[input.C81]" office:value-type="float" office:value="83">
            <text:p>83</text:p>
          </table:table-cell>
          <table:table-cell table:formula="of:=[input.D81]" office:value-type="float" office:value="67">
            <text:p>67</text:p>
          </table:table-cell>
          <table:table-cell/>
        </table:table-row>
        <table:table-row table:style-name="ro2">
          <table:table-cell table:formula="of:=[input.A83]" office:value-type="date" office:date-value="2018-04-25T22:00:00">
            <text:p>25.04.18 22:00</text:p>
          </table:table-cell>
          <table:table-cell table:formula="of:=[input.E81]" office:value-type="float" office:value="126.2">
            <text:p>126,2</text:p>
          </table:table-cell>
          <table:table-cell table:formula="of:=[input.F81]" office:value-type="float" office:value="81.8">
            <text:p>81,8</text:p>
          </table:table-cell>
          <table:table-cell table:formula="of:=[input.G81]" office:value-type="float" office:value="65">
            <text:p>65</text:p>
          </table:table-cell>
          <table:table-cell/>
        </table:table-row>
        <table:table-row table:style-name="ro2">
          <table:table-cell table:formula="of:=[input.A88]" office:value-type="date" office:date-value="2018-04-26T08:00:00">
            <text:p>26.04.18 08:00</text:p>
          </table:table-cell>
          <table:table-cell table:formula="of:=[input.B87]" office:value-type="float" office:value="107.2">
            <text:p>107,2</text:p>
          </table:table-cell>
          <table:table-cell table:formula="of:=[input.C87]" office:value-type="float" office:value="74.2">
            <text:p>74,2</text:p>
          </table:table-cell>
          <table:table-cell table:formula="of:=[input.D87]" office:value-type="float" office:value="65.2">
            <text:p>65,2</text:p>
          </table:table-cell>
          <table:table-cell/>
        </table:table-row>
        <table:table-row table:style-name="ro2">
          <table:table-cell table:formula="of:=[input.A89]" office:value-type="date" office:date-value="2018-04-26T23:59:00">
            <text:p>26.04.18 23:59</text:p>
          </table:table-cell>
          <table:table-cell table:formula="of:=[input.E87]" office:value-type="float" office:value="106.2">
            <text:p>106,2</text:p>
          </table:table-cell>
          <table:table-cell table:formula="of:=[input.F87]" office:value-type="float" office:value="65.2">
            <text:p>65,2</text:p>
          </table:table-cell>
          <table:table-cell table:formula="of:=[input.G87]" office:value-type="float" office:value="71.4">
            <text:p>71,4</text:p>
          </table:table-cell>
          <table:table-cell/>
        </table:table-row>
        <table:table-row table:style-name="ro2">
          <table:table-cell table:formula="of:=[input.A94]" office:value-type="date" office:date-value="2018-04-27T08:30:00">
            <text:p>27.04.18 08:30</text:p>
          </table:table-cell>
          <table:table-cell table:formula="of:=[input.B93]" office:value-type="float" office:value="110.2">
            <text:p>110,2</text:p>
          </table:table-cell>
          <table:table-cell table:formula="of:=[input.C93]" office:value-type="float" office:value="76">
            <text:p>76</text:p>
          </table:table-cell>
          <table:table-cell table:formula="of:=[input.D93]" office:value-type="float" office:value="63.4">
            <text:p>63,4</text:p>
          </table:table-cell>
          <table:table-cell/>
        </table:table-row>
        <table:table-row table:style-name="ro2">
          <table:table-cell table:formula="of:=[input.A95]" office:value-type="date" office:date-value="2018-04-28T00:15:00">
            <text:p>28.04.18 00:15</text:p>
          </table:table-cell>
          <table:table-cell table:formula="of:=[input.E93]" office:value-type="float" office:value="96.8">
            <text:p>96,8</text:p>
          </table:table-cell>
          <table:table-cell table:formula="of:=[input.F93]" office:value-type="float" office:value="59.2">
            <text:p>59,2</text:p>
          </table:table-cell>
          <table:table-cell table:formula="of:=[input.G93]" office:value-type="float" office:value="59.6">
            <text:p>59,6</text:p>
          </table:table-cell>
          <table:table-cell/>
        </table:table-row>
        <table:table-row table:style-name="ro2">
          <table:table-cell table:formula="of:=[input.A101]" office:value-type="date" office:date-value="2018-04-28T21:30:00">
            <text:p>28.04.18 21:30</text:p>
          </table:table-cell>
          <table:table-cell table:formula="of:=[input.E99]" office:value-type="float" office:value="107.4">
            <text:p>107,4</text:p>
          </table:table-cell>
          <table:table-cell table:formula="of:=[input.F99]" office:value-type="float" office:value="73.4">
            <text:p>73,4</text:p>
          </table:table-cell>
          <table:table-cell table:formula="of:=[input.G99]" office:value-type="float" office:value="64.6">
            <text:p>64,6</text:p>
          </table:table-cell>
          <table:table-cell/>
        </table:table-row>
        <table:table-row table:style-name="ro2">
          <table:table-cell table:formula="of:=[input.A106]" office:value-type="date" office:date-value="2018-04-29T10:00:00">
            <text:p>29.04.18 10:00</text:p>
          </table:table-cell>
          <table:table-cell table:formula="of:=[input.B105]" office:value-type="float" office:value="108">
            <text:p>108</text:p>
          </table:table-cell>
          <table:table-cell table:formula="of:=[input.C105]" office:value-type="float" office:value="67.4">
            <text:p>67,4</text:p>
          </table:table-cell>
          <table:table-cell table:formula="of:=[input.D105]" office:value-type="float" office:value="71">
            <text:p>71</text:p>
          </table:table-cell>
          <table:table-cell/>
        </table:table-row>
        <table:table-row table:style-name="ro2">
          <table:table-cell table:formula="of:=[input.A107]" office:value-type="date" office:date-value="2018-04-29T21:30:00">
            <text:p>29.04.18 21:30</text:p>
          </table:table-cell>
          <table:table-cell table:formula="of:=[input.E105]" office:value-type="float" office:value="101.6">
            <text:p>101,6</text:p>
          </table:table-cell>
          <table:table-cell table:formula="of:=[input.F105]" office:value-type="float" office:value="64">
            <text:p>64</text:p>
          </table:table-cell>
          <table:table-cell table:formula="of:=[input.G105]" office:value-type="float" office:value="91">
            <text:p>91</text:p>
          </table:table-cell>
          <table:table-cell/>
        </table:table-row>
        <table:table-row table:style-name="ro2">
          <table:table-cell table:formula="of:=[input.A112]" office:value-type="date" office:date-value="2018-04-30T11:20:00">
            <text:p>30.04.18 11:20</text:p>
          </table:table-cell>
          <table:table-cell table:formula="of:=[input.B111]" office:value-type="float" office:value="101.8">
            <text:p>101,8</text:p>
          </table:table-cell>
          <table:table-cell table:formula="of:=[input.C111]" office:value-type="float" office:value="65.2">
            <text:p>65,2</text:p>
          </table:table-cell>
          <table:table-cell table:formula="of:=[input.D111]" office:value-type="float" office:value="78.4">
            <text:p>78,4</text:p>
          </table:table-cell>
          <table:table-cell/>
        </table:table-row>
        <table:table-row table:style-name="ro2">
          <table:table-cell table:formula="of:=[input.A113]" office:value-type="date" office:date-value="2018-04-30T23:20:00">
            <text:p>30.04.18 23:20</text:p>
          </table:table-cell>
          <table:table-cell table:formula="of:=[input.E111]" office:value-type="float" office:value="114.4">
            <text:p>114,4</text:p>
          </table:table-cell>
          <table:table-cell table:formula="of:=[input.F111]" office:value-type="float" office:value="72.8">
            <text:p>72,8</text:p>
          </table:table-cell>
          <table:table-cell table:formula="of:=[input.G111]" office:value-type="float" office:value="61">
            <text:p>61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18]" office:value-type="date" office:date-value="2018-05-01T10:00:00">
            <text:p>01.05.18 10:00</text:p>
          </table:table-cell>
          <table:table-cell table:formula="of:=[input.B117]" office:value-type="float" office:value="119.4">
            <text:p>119,4</text:p>
          </table:table-cell>
          <table:table-cell table:formula="of:=[input.C117]" office:value-type="float" office:value="80">
            <text:p>80</text:p>
          </table:table-cell>
          <table:table-cell table:formula="of:=[input.D117]" office:value-type="float" office:value="62.8">
            <text:p>62,8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24]" office:value-type="date" office:date-value="2018-05-02T07:00:00">
            <text:p>02.05.18 07:00</text:p>
          </table:table-cell>
          <table:table-cell table:formula="of:=[input.B123]" office:value-type="float" office:value="117.2">
            <text:p>117,2</text:p>
          </table:table-cell>
          <table:table-cell table:formula="of:=[input.C123]" office:value-type="float" office:value="69.4">
            <text:p>69,4</text:p>
          </table:table-cell>
          <table:table-cell table:formula="of:=[input.D123]" office:value-type="float" office:value="87.2">
            <text:p>87,2</text:p>
          </table:table-cell>
          <table:table-cell table:formula="of:=[.E38]+6" office:value-type="float" office:value="123">
            <text:p>123</text:p>
          </table:table-cell>
        </table:table-row>
        <table:table-row table:style-name="ro2">
          <table:table-cell table:formula="of:=[input.A125]" office:value-type="date" office:date-value="2018-05-02T21:20:00">
            <text:p>02.05.18 21:20</text:p>
          </table:table-cell>
          <table:table-cell table:formula="of:=[input.E123]" office:value-type="float" office:value="106">
            <text:p>106</text:p>
          </table:table-cell>
          <table:table-cell table:formula="of:=[input.F123]" office:value-type="float" office:value="71.8">
            <text:p>71,8</text:p>
          </table:table-cell>
          <table:table-cell table:formula="of:=[input.G123]" office:value-type="float" office:value="76.8">
            <text:p>76,8</text:p>
          </table:table-cell>
          <table:table-cell table:formula="of:=[.E39]+6" office:value-type="float" office:value="123">
            <text:p>123</text:p>
          </table:table-cell>
        </table:table-row>
        <table:table-row table:style-name="ro2">
          <table:table-cell table:formula="of:=[input.A130]" office:value-type="date" office:date-value="2018-05-03T09:20:00">
            <text:p>03.05.18 09:20</text:p>
          </table:table-cell>
          <table:table-cell table:formula="of:=[input.B129]" office:value-type="float" office:value="112">
            <text:p>112</text:p>
          </table:table-cell>
          <table:table-cell table:formula="of:=[input.C129]" office:value-type="float" office:value="68.2">
            <text:p>68,2</text:p>
          </table:table-cell>
          <table:table-cell table:formula="of:=[input.D129]" office:value-type="float" office:value="77">
            <text:p>77</text:p>
          </table:table-cell>
          <table:table-cell table:formula="of:=[.E40]+6" office:value-type="float" office:value="129">
            <text:p>129</text:p>
          </table:table-cell>
        </table:table-row>
        <table:table-row table:style-name="ro2">
          <table:table-cell table:formula="of:=[input.A131]" office:value-type="date" office:date-value="2018-05-04T00:30:00">
            <text:p>04.05.18 00:30</text:p>
          </table:table-cell>
          <table:table-cell table:formula="of:=[input.E129]" office:value-type="float" office:value="102.8">
            <text:p>102,8</text:p>
          </table:table-cell>
          <table:table-cell table:formula="of:=[input.F129]" office:value-type="float" office:value="68.6">
            <text:p>68,6</text:p>
          </table:table-cell>
          <table:table-cell table:formula="of:=[input.G129]" office:value-type="float" office:value="74.6">
            <text:p>74,6</text:p>
          </table:table-cell>
          <table:table-cell table:formula="of:=[.E41]+6" office:value-type="float" office:value="129">
            <text:p>129</text:p>
          </table:table-cell>
        </table:table-row>
        <table:table-row table:style-name="ro2">
          <table:table-cell table:formula="of:=[input.A136]" office:value-type="date" office:date-value="2018-05-04T09:45:00">
            <text:p>04.05.18 09:45</text:p>
          </table:table-cell>
          <table:table-cell table:formula="of:=[input.B135]" office:value-type="float" office:value="118.2">
            <text:p>118,2</text:p>
          </table:table-cell>
          <table:table-cell table:formula="of:=[input.C135]" office:value-type="float" office:value="79">
            <text:p>79</text:p>
          </table:table-cell>
          <table:table-cell table:formula="of:=[input.D135]" office:value-type="float" office:value="69.6">
            <text:p>69,6</text:p>
          </table:table-cell>
          <table:table-cell table:formula="of:=[.E42]+6" office:value-type="float" office:value="135">
            <text:p>135</text:p>
          </table:table-cell>
        </table:table-row>
        <table:table-row table:style-name="ro2">
          <table:table-cell table:formula="of:=[input.A137]" office:value-type="date" office:date-value="2018-05-04T22:30:00">
            <text:p>04.05.18 22:30</text:p>
          </table:table-cell>
          <table:table-cell table:formula="of:=[input.E135]" office:value-type="float" office:value="108.4">
            <text:p>108,4</text:p>
          </table:table-cell>
          <table:table-cell table:formula="of:=[input.F135]" office:value-type="float" office:value="69.2">
            <text:p>69,2</text:p>
          </table:table-cell>
          <table:table-cell table:formula="of:=[input.G135]" office:value-type="float" office:value="74.8">
            <text:p>74,8</text:p>
          </table:table-cell>
          <table:table-cell table:formula="of:=[.E43]+6" office:value-type="float" office:value="135">
            <text:p>135</text:p>
          </table:table-cell>
        </table:table-row>
        <table:table-row table:style-name="ro2">
          <table:table-cell table:formula="of:=[input.A142]" office:value-type="date" office:date-value="2018-05-05T09:40:00">
            <text:p>05.05.18 09:40</text:p>
          </table:table-cell>
          <table:table-cell table:formula="of:=[input.B141]" office:value-type="float" office:value="113.4">
            <text:p>113,4</text:p>
          </table:table-cell>
          <table:table-cell table:formula="of:=[input.C141]" office:value-type="float" office:value="66.4">
            <text:p>66,4</text:p>
          </table:table-cell>
          <table:table-cell table:formula="of:=[input.D141]" office:value-type="float" office:value="83">
            <text:p>83</text:p>
          </table:table-cell>
          <table:table-cell table:formula="of:=[.E44]+6" office:value-type="float" office:value="141">
            <text:p>141</text:p>
          </table:table-cell>
        </table:table-row>
        <table:table-row table:style-name="ro2">
          <table:table-cell table:formula="of:=[input.A143]" office:value-type="date" office:date-value="2018-05-05T23:50:00">
            <text:p>05.05.18 23:50</text:p>
          </table:table-cell>
          <table:table-cell table:formula="of:=[input.E141]" office:value-type="float" office:value="108.8">
            <text:p>108,8</text:p>
          </table:table-cell>
          <table:table-cell table:formula="of:=[input.F141]" office:value-type="float" office:value="74.4">
            <text:p>74,4</text:p>
          </table:table-cell>
          <table:table-cell table:formula="of:=[input.G141]" office:value-type="float" office:value="71.8">
            <text:p>71,8</text:p>
          </table:table-cell>
          <table:table-cell table:formula="of:=[.E45]+6" office:value-type="float" office:value="141">
            <text:p>141</text:p>
          </table:table-cell>
        </table:table-row>
        <table:table-row table:style-name="ro2">
          <table:table-cell table:formula="of:=[input.A148]" office:value-type="date" office:date-value="2018-05-06T10:10:00">
            <text:p>06.05.18 10:10</text:p>
          </table:table-cell>
          <table:table-cell table:formula="of:=[input.B147]" office:value-type="float" office:value="110">
            <text:p>110</text:p>
          </table:table-cell>
          <table:table-cell table:formula="of:=[input.C147]" office:value-type="float" office:value="71.8">
            <text:p>71,8</text:p>
          </table:table-cell>
          <table:table-cell table:formula="of:=[input.D147]" office:value-type="float" office:value="80.2">
            <text:p>80,2</text:p>
          </table:table-cell>
          <table:table-cell table:formula="of:=[.E46]+6" office:value-type="float" office:value="147">
            <text:p>147</text:p>
          </table:table-cell>
        </table:table-row>
        <table:table-row table:style-name="ro2">
          <table:table-cell table:formula="of:=[input.A149]" office:value-type="date" office:date-value="2018-05-07">
            <text:p>07.05.18 00:00</text:p>
          </table:table-cell>
          <table:table-cell table:formula="of:=[input.E147]" office:value-type="float" office:value="107.6">
            <text:p>107,6</text:p>
          </table:table-cell>
          <table:table-cell table:formula="of:=[input.F147]" office:value-type="float" office:value="75.8">
            <text:p>75,8</text:p>
          </table:table-cell>
          <table:table-cell table:formula="of:=[input.G147]" office:value-type="float" office:value="77.6">
            <text:p>77,6</text:p>
          </table:table-cell>
          <table:table-cell table:formula="of:=[.E47]+6" office:value-type="float" office:value="147">
            <text:p>147</text:p>
          </table:table-cell>
        </table:table-row>
        <table:table-row table:style-name="ro2">
          <table:table-cell table:formula="of:=[input.A154]" office:value-type="date" office:date-value="2018-05-07T11:00:00">
            <text:p>07.05.18 11:00</text:p>
          </table:table-cell>
          <table:table-cell table:formula="of:=[input.B153]" office:value-type="float" office:value="109">
            <text:p>109</text:p>
          </table:table-cell>
          <table:table-cell table:formula="of:=[input.C153]" office:value-type="float" office:value="64.8">
            <text:p>64,8</text:p>
          </table:table-cell>
          <table:table-cell table:formula="of:=[input.D153]" office:value-type="float" office:value="88.2">
            <text:p>88,2</text:p>
          </table:table-cell>
          <table:table-cell table:formula="of:=[.E48]+6" office:value-type="float" office:value="153">
            <text:p>153</text:p>
          </table:table-cell>
        </table:table-row>
        <table:table-row table:style-name="ro2">
          <table:table-cell table:formula="of:=[input.A160]" office:value-type="date" office:date-value="2018-05-08T11:20:00">
            <text:p>08.05.18 11:20</text:p>
          </table:table-cell>
          <table:table-cell table:formula="of:=[input.B159]" office:value-type="float" office:value="110.2">
            <text:p>110,2</text:p>
          </table:table-cell>
          <table:table-cell table:formula="of:=[input.C159]" office:value-type="float" office:value="69.8">
            <text:p>69,8</text:p>
          </table:table-cell>
          <table:table-cell table:formula="of:=[input.D159]" office:value-type="float" office:value="82.6">
            <text:p>82,6</text:p>
          </table:table-cell>
          <table:table-cell table:formula="of:=[.E50]+6" office:value-type="float" office:value="159">
            <text:p>159</text:p>
          </table:table-cell>
        </table:table-row>
        <table:table-row table:style-name="ro2">
          <table:table-cell table:formula="of:=[input.A161]" office:value-type="date" office:date-value="2018-05-09T01:00:00">
            <text:p>09.05.18 01:00</text:p>
          </table:table-cell>
          <table:table-cell table:formula="of:=[input.E159]" office:value-type="float" office:value="108.4">
            <text:p>108,4</text:p>
          </table:table-cell>
          <table:table-cell table:formula="of:=[input.F159]" office:value-type="float" office:value="74.8">
            <text:p>74,8</text:p>
          </table:table-cell>
          <table:table-cell table:formula="of:=[input.G159]" office:value-type="float" office:value="67.8">
            <text:p>67,8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formula="of:=[input.A166]" office:value-type="date" office:date-value="2018-05-09T09:00:00">
            <text:p>09.05.18 09:00</text:p>
          </table:table-cell>
          <table:table-cell table:formula="of:=[input.B165]" office:value-type="float" office:value="113.2">
            <text:p>113,2</text:p>
          </table:table-cell>
          <table:table-cell table:formula="of:=[input.C165]" office:value-type="float" office:value="80.8">
            <text:p>80,8</text:p>
          </table:table-cell>
          <table:table-cell table:formula="of:=[input.D165]" office:value-type="float" office:value="74.6">
            <text:p>74,6</text:p>
          </table:table-cell>
          <table:table-cell table:formula="of:=[.E51]+6" office:value-type="float" office:value="165">
            <text:p>165</text:p>
          </table:table-cell>
        </table:table-row>
        <table:table-row table:style-name="ro2">
          <table:table-cell table:formula="of:=[input.A167]" office:value-type="date" office:date-value="2018-05-09T22:30:00">
            <text:p>09.05.18 22:30</text:p>
          </table:table-cell>
          <table:table-cell table:formula="of:=[input.E165]" office:value-type="float" office:value="105.2">
            <text:p>105,2</text:p>
          </table:table-cell>
          <table:table-cell table:formula="of:=[input.F165]" office:value-type="float" office:value="64.4">
            <text:p>64,4</text:p>
          </table:table-cell>
          <table:table-cell table:formula="of:=[input.G165]" office:value-type="float" office:value="79">
            <text:p>79</text:p>
          </table:table-cell>
          <table:table-cell table:formula="of:=[.E52]+6" office:value-type="float" office:value="165">
            <text:p>165</text:p>
          </table:table-cell>
        </table:table-row>
        <table:table-row table:style-name="ro2">
          <table:table-cell table:formula="of:=[input.A172]" office:value-type="date" office:date-value="2018-05-10T09:15:00">
            <text:p>10.05.18 09:15</text:p>
          </table:table-cell>
          <table:table-cell table:formula="of:=[input.B171]" office:value-type="float" office:value="118.6">
            <text:p>118,6</text:p>
          </table:table-cell>
          <table:table-cell table:formula="of:=[input.C171]" office:value-type="float" office:value="80.2">
            <text:p>80,2</text:p>
          </table:table-cell>
          <table:table-cell table:formula="of:=[input.D171]" office:value-type="float" office:value="70.6">
            <text:p>70,6</text:p>
          </table:table-cell>
          <table:table-cell table:formula="of:=[.E53]+6" office:value-type="float" office:value="171">
            <text:p>171</text:p>
          </table:table-cell>
        </table:table-row>
        <table:table-row table:style-name="ro2">
          <table:table-cell table:formula="of:=[input.A173]" office:value-type="date" office:date-value="2018-05-10T23:00:00">
            <text:p>10.05.18 23:00</text:p>
          </table:table-cell>
          <table:table-cell table:formula="of:=[input.E171]" office:value-type="float" office:value="106">
            <text:p>106</text:p>
          </table:table-cell>
          <table:table-cell table:formula="of:=[input.F171]" office:value-type="float" office:value="74">
            <text:p>74</text:p>
          </table:table-cell>
          <table:table-cell table:formula="of:=[input.G171]" office:value-type="float" office:value="73.2">
            <text:p>73,2</text:p>
          </table:table-cell>
          <table:table-cell table:formula="of:=[.E54]+6" office:value-type="float" office:value="171">
            <text:p>171</text:p>
          </table:table-cell>
        </table:table-row>
        <table:table-row table:style-name="ro2">
          <table:table-cell table:formula="of:=[input.A178]" office:value-type="date" office:date-value="2018-05-11T09:45:00">
            <text:p>11.05.18 09:45</text:p>
          </table:table-cell>
          <table:table-cell table:formula="of:=[input.B177]" office:value-type="float" office:value="108.2">
            <text:p>108,2</text:p>
          </table:table-cell>
          <table:table-cell table:formula="of:=[input.C177]" office:value-type="float" office:value="78.2">
            <text:p>78,2</text:p>
          </table:table-cell>
          <table:table-cell table:formula="of:=[input.D177]" office:value-type="float" office:value="78.8">
            <text:p>78,8</text:p>
          </table:table-cell>
          <table:table-cell table:formula="of:=[.E55]+6" office:value-type="float" office:value="177">
            <text:p>177</text:p>
          </table:table-cell>
        </table:table-row>
        <table:table-row table:style-name="ro2">
          <table:table-cell table:formula="of:=[input.A179]" office:value-type="date" office:date-value="2018-05-11T23:00:00">
            <text:p>11.05.18 23:00</text:p>
          </table:table-cell>
          <table:table-cell table:formula="of:=[input.E177]" office:value-type="float" office:value="106.6">
            <text:p>106,6</text:p>
          </table:table-cell>
          <table:table-cell table:formula="of:=[input.F177]" office:value-type="float" office:value="69">
            <text:p>69</text:p>
          </table:table-cell>
          <table:table-cell table:formula="of:=[input.G177]" office:value-type="float" office:value="78.6">
            <text:p>78,6</text:p>
          </table:table-cell>
          <table:table-cell table:formula="of:=[.E56]+6" office:value-type="float" office:value="177">
            <text:p>177</text:p>
          </table:table-cell>
        </table:table-row>
        <table:table-row table:style-name="ro2">
          <table:table-cell table:formula="of:=[input.A184]" office:value-type="date" office:date-value="2018-05-12T11:45:00">
            <text:p>12.05.18 11:45</text:p>
          </table:table-cell>
          <table:table-cell table:formula="of:=[input.B183]" office:value-type="float" office:value="113.8">
            <text:p>113,8</text:p>
          </table:table-cell>
          <table:table-cell table:formula="of:=[input.C183]" office:value-type="float" office:value="70.8">
            <text:p>70,8</text:p>
          </table:table-cell>
          <table:table-cell table:formula="of:=[input.D183]" office:value-type="float" office:value="96.6">
            <text:p>96,6</text:p>
          </table:table-cell>
          <table:table-cell table:formula="of:=[.E57]+6" office:value-type="float" office:value="183">
            <text:p>183</text:p>
          </table:table-cell>
        </table:table-row>
        <table:table-row table:style-name="ro2">
          <table:table-cell table:formula="of:=[input.A185]" office:value-type="date" office:date-value="2018-05-12T23:40:00">
            <text:p>12.05.18 23:40</text:p>
          </table:table-cell>
          <table:table-cell table:formula="of:=[input.E183]" office:value-type="float" office:value="112">
            <text:p>112</text:p>
          </table:table-cell>
          <table:table-cell table:formula="of:=[input.F183]" office:value-type="float" office:value="77.8">
            <text:p>77,8</text:p>
          </table:table-cell>
          <table:table-cell table:formula="of:=[input.G183]" office:value-type="float" office:value="70">
            <text:p>70</text:p>
          </table:table-cell>
          <table:table-cell table:formula="of:=[.E58]+6" office:value-type="float" office:value="183">
            <text:p>183</text:p>
          </table:table-cell>
        </table:table-row>
        <table:table-row table:style-name="ro2">
          <table:table-cell table:formula="of:=[input.A190]" office:value-type="date" office:date-value="2018-05-13T09:40:00">
            <text:p>13.05.18 09:40</text:p>
          </table:table-cell>
          <table:table-cell table:formula="of:=[input.B189]" office:value-type="float" office:value="108">
            <text:p>108</text:p>
          </table:table-cell>
          <table:table-cell table:formula="of:=[input.C189]" office:value-type="float" office:value="70">
            <text:p>70</text:p>
          </table:table-cell>
          <table:table-cell table:formula="of:=[input.D189]" office:value-type="float" office:value="75">
            <text:p>75</text:p>
          </table:table-cell>
          <table:table-cell table:formula="of:=[.E59]+6" office:value-type="float" office:value="189">
            <text:p>189</text:p>
          </table:table-cell>
        </table:table-row>
        <table:table-row table:style-name="ro2">
          <table:table-cell table:formula="of:=[input.A191]" office:value-type="date" office:date-value="2018-05-13T20:00:00">
            <text:p>13.05.18 20:00</text:p>
          </table:table-cell>
          <table:table-cell table:formula="of:=[input.E189]" office:value-type="float" office:value="0">
            <text:p>#ДЕЛ/0!</text:p>
          </table:table-cell>
          <table:table-cell table:formula="of:=[input.F189]" office:value-type="float" office:value="0">
            <text:p>#ДЕЛ/0!</text:p>
          </table:table-cell>
          <table:table-cell table:formula="of:=[input.G189]" office:value-type="float" office:value="0">
            <text:p>#ДЕЛ/0!</text:p>
          </table:table-cell>
          <table:table-cell table:formula="of:=[.E60]+6" office:value-type="float" office:value="189">
            <text:p>189</text:p>
          </table:table-cell>
        </table:table-row>
        <table:table-row table:style-name="ro2">
          <table:table-cell table:formula="of:=[input.A196]" office:value-type="date" office:date-value="2018-05-14T07:00:00">
            <text:p>14.05.18 07:00</text:p>
          </table:table-cell>
          <table:table-cell table:formula="of:=[input.B195]" office:value-type="float" office:value="0">
            <text:p>#ДЕЛ/0!</text:p>
          </table:table-cell>
          <table:table-cell table:formula="of:=[input.C195]" office:value-type="float" office:value="0">
            <text:p>#ДЕЛ/0!</text:p>
          </table:table-cell>
          <table:table-cell table:formula="of:=[input.D195]" office:value-type="float" office:value="0">
            <text:p>#ДЕЛ/0!</text:p>
          </table:table-cell>
          <table:table-cell table:formula="of:=[.E61]+6" office:value-type="float" office:value="195">
            <text:p>195</text:p>
          </table:table-cell>
        </table:table-row>
        <table:table-row table:style-name="ro2">
          <table:table-cell table:formula="of:=[input.A197]" office:value-type="date" office:date-value="2018-05-14T20:00:00">
            <text:p>14.05.18 20:00</text:p>
          </table:table-cell>
          <table:table-cell table:formula="of:=[input.E195]" office:value-type="float" office:value="0">
            <text:p>#ДЕЛ/0!</text:p>
          </table:table-cell>
          <table:table-cell table:formula="of:=[input.F195]" office:value-type="float" office:value="0">
            <text:p>#ДЕЛ/0!</text:p>
          </table:table-cell>
          <table:table-cell table:formula="of:=[input.G195]" office:value-type="float" office:value="0">
            <text:p>#ДЕЛ/0!</text:p>
          </table:table-cell>
          <table:table-cell table:formula="of:=[.E62]+6" office:value-type="float" office:value="195">
            <text:p>195</text:p>
          </table:table-cell>
        </table:table-row>
        <table:table-row table:style-name="ro2">
          <table:table-cell table:formula="of:=[input.A202]" office:value-type="date" office:date-value="2018-05-15T07:00:00">
            <text:p>15.05.18 07:00</text:p>
          </table:table-cell>
          <table:table-cell table:formula="of:=[input.B201]" office:value-type="float" office:value="0">
            <text:p>#ДЕЛ/0!</text:p>
          </table:table-cell>
          <table:table-cell table:formula="of:=[input.C201]" office:value-type="float" office:value="0">
            <text:p>#ДЕЛ/0!</text:p>
          </table:table-cell>
          <table:table-cell table:formula="of:=[input.D201]" office:value-type="float" office:value="0">
            <text:p>#ДЕЛ/0!</text:p>
          </table:table-cell>
          <table:table-cell table:formula="of:=[.E63]+6" office:value-type="float" office:value="201">
            <text:p>201</text:p>
          </table:table-cell>
        </table:table-row>
        <table:table-row table:style-name="ro2">
          <table:table-cell table:formula="of:=[input.A203]" office:value-type="date" office:date-value="2018-05-15T20:00:00">
            <text:p>15.05.18 20:00</text:p>
          </table:table-cell>
          <table:table-cell table:formula="of:=[input.E201]" office:value-type="float" office:value="0">
            <text:p>#ДЕЛ/0!</text:p>
          </table:table-cell>
          <table:table-cell table:formula="of:=[input.F201]" office:value-type="float" office:value="0">
            <text:p>#ДЕЛ/0!</text:p>
          </table:table-cell>
          <table:table-cell table:formula="of:=[input.G201]" office:value-type="float" office:value="0">
            <text:p>#ДЕЛ/0!</text:p>
          </table:table-cell>
          <table:table-cell table:formula="of:=[.E64]+6" office:value-type="float" office:value="201">
            <text:p>201</text:p>
          </table:table-cell>
        </table:table-row>
        <table:table-row table:style-name="ro2">
          <table:table-cell table:formula="of:=[input.A208]" office:value-type="date" office:date-value="2018-05-16T07:00:00">
            <text:p>16.05.18 07:00</text:p>
          </table:table-cell>
          <table:table-cell table:formula="of:=[input.B207]" office:value-type="float" office:value="0">
            <text:p>#ДЕЛ/0!</text:p>
          </table:table-cell>
          <table:table-cell table:formula="of:=[input.C207]" office:value-type="float" office:value="0">
            <text:p>#ДЕЛ/0!</text:p>
          </table:table-cell>
          <table:table-cell table:formula="of:=[input.D207]" office:value-type="float" office:value="0">
            <text:p>#ДЕЛ/0!</text:p>
          </table:table-cell>
          <table:table-cell table:formula="of:=[.E65]+6" office:value-type="float" office:value="207">
            <text:p>207</text:p>
          </table:table-cell>
        </table:table-row>
        <table:table-row table:style-name="ro2">
          <table:table-cell table:formula="of:=[input.A209]" office:value-type="date" office:date-value="2018-05-16T20:00:00">
            <text:p>16.05.18 20:00</text:p>
          </table:table-cell>
          <table:table-cell table:formula="of:=[input.E207]" office:value-type="float" office:value="0">
            <text:p>#ДЕЛ/0!</text:p>
          </table:table-cell>
          <table:table-cell table:formula="of:=[input.F207]" office:value-type="float" office:value="0">
            <text:p>#ДЕЛ/0!</text:p>
          </table:table-cell>
          <table:table-cell table:formula="of:=[input.G207]" office:value-type="float" office:value="0">
            <text:p>#ДЕЛ/0!</text:p>
          </table:table-cell>
          <table:table-cell table:formula="of:=[.E66]+6" office:value-type="float" office:value="207">
            <text:p>207</text:p>
          </table:table-cell>
        </table:table-row>
        <table:table-row table:style-name="ro2">
          <table:table-cell table:formula="of:=[input.A214]" office:value-type="date" office:date-value="2018-05-17T07:00:00">
            <text:p>17.05.18 07:00</text:p>
          </table:table-cell>
          <table:table-cell table:formula="of:=[input.B213]" office:value-type="float" office:value="0">
            <text:p>#ДЕЛ/0!</text:p>
          </table:table-cell>
          <table:table-cell table:formula="of:=[input.C213]" office:value-type="float" office:value="0">
            <text:p>#ДЕЛ/0!</text:p>
          </table:table-cell>
          <table:table-cell table:formula="of:=[input.D213]" office:value-type="float" office:value="0">
            <text:p>#ДЕЛ/0!</text:p>
          </table:table-cell>
          <table:table-cell table:formula="of:=[.E67]+6" office:value-type="float" office:value="213">
            <text:p>213</text:p>
          </table:table-cell>
        </table:table-row>
        <table:table-row table:style-name="ro2">
          <table:table-cell table:formula="of:=[input.A215]" office:value-type="date" office:date-value="2018-05-17T20:00:00">
            <text:p>17.05.18 20:00</text:p>
          </table:table-cell>
          <table:table-cell table:formula="of:=[input.E213]" office:value-type="float" office:value="0">
            <text:p>#ДЕЛ/0!</text:p>
          </table:table-cell>
          <table:table-cell table:formula="of:=[input.F213]" office:value-type="float" office:value="0">
            <text:p>#ДЕЛ/0!</text:p>
          </table:table-cell>
          <table:table-cell table:formula="of:=[input.G213]" office:value-type="float" office:value="0">
            <text:p>#ДЕЛ/0!</text:p>
          </table:table-cell>
          <table:table-cell table:formula="of:=[.E68]+6" office:value-type="float" office:value="213">
            <text:p>213</text:p>
          </table:table-cell>
        </table:table-row>
        <table:table-row table:style-name="ro2">
          <table:table-cell table:formula="of:=[input.A220]" office:value-type="date" office:date-value="2018-05-18T07:00:00">
            <text:p>18.05.18 07:00</text:p>
          </table:table-cell>
          <table:table-cell table:formula="of:=[input.B219]" office:value-type="float" office:value="0">
            <text:p>#ДЕЛ/0!</text:p>
          </table:table-cell>
          <table:table-cell table:formula="of:=[input.C219]" office:value-type="float" office:value="0">
            <text:p>#ДЕЛ/0!</text:p>
          </table:table-cell>
          <table:table-cell table:formula="of:=[input.D219]" office:value-type="float" office:value="0">
            <text:p>#ДЕЛ/0!</text:p>
          </table:table-cell>
          <table:table-cell table:formula="of:=[.E69]+6" office:value-type="float" office:value="219">
            <text:p>219</text:p>
          </table:table-cell>
        </table:table-row>
        <table:table-row table:style-name="ro2">
          <table:table-cell table:formula="of:=[input.A221]" office:value-type="date" office:date-value="2018-05-18T20:00:00">
            <text:p>18.05.18 20:00</text:p>
          </table:table-cell>
          <table:table-cell table:formula="of:=[input.E219]" office:value-type="float" office:value="0">
            <text:p>#ДЕЛ/0!</text:p>
          </table:table-cell>
          <table:table-cell table:formula="of:=[input.F219]" office:value-type="float" office:value="0">
            <text:p>#ДЕЛ/0!</text:p>
          </table:table-cell>
          <table:table-cell table:formula="of:=[input.G219]" office:value-type="float" office:value="0">
            <text:p>#ДЕЛ/0!</text:p>
          </table:table-cell>
          <table:table-cell table:formula="of:=[.E70]+6" office:value-type="float" office:value="219">
            <text:p>219</text:p>
          </table:table-cell>
        </table:table-row>
        <table:table-row table:style-name="ro2">
          <table:table-cell table:formula="of:=[input.A226]" office:value-type="date" office:date-value="2018-05-19T07:00:00">
            <text:p>19.05.18 07:00</text:p>
          </table:table-cell>
          <table:table-cell table:formula="of:=[input.B225]" office:value-type="float" office:value="0">
            <text:p>#ДЕЛ/0!</text:p>
          </table:table-cell>
          <table:table-cell table:formula="of:=[input.C225]" office:value-type="float" office:value="0">
            <text:p>#ДЕЛ/0!</text:p>
          </table:table-cell>
          <table:table-cell table:formula="of:=[input.D225]" office:value-type="float" office:value="0">
            <text:p>#ДЕЛ/0!</text:p>
          </table:table-cell>
          <table:table-cell table:formula="of:=[.E71]+6" office:value-type="float" office:value="225">
            <text:p>225</text:p>
          </table:table-cell>
        </table:table-row>
        <table:table-row table:style-name="ro2">
          <table:table-cell table:formula="of:=[input.A227]" office:value-type="date" office:date-value="2018-05-19T20:00:00">
            <text:p>19.05.18 20:00</text:p>
          </table:table-cell>
          <table:table-cell table:formula="of:=[input.E225]" office:value-type="float" office:value="0">
            <text:p>#ДЕЛ/0!</text:p>
          </table:table-cell>
          <table:table-cell table:formula="of:=[input.F225]" office:value-type="float" office:value="0">
            <text:p>#ДЕЛ/0!</text:p>
          </table:table-cell>
          <table:table-cell table:formula="of:=[input.G225]" office:value-type="float" office:value="0">
            <text:p>#ДЕЛ/0!</text:p>
          </table:table-cell>
          <table:table-cell table:formula="of:=[.E72]+6" office:value-type="float" office:value="225">
            <text:p>225</text:p>
          </table:table-cell>
        </table:table-row>
        <table:table-row table:style-name="ro2">
          <table:table-cell table:formula="of:=[input.A232]" office:value-type="date" office:date-value="2018-05-20T07:00:00">
            <text:p>20.05.18 07:00</text:p>
          </table:table-cell>
          <table:table-cell table:formula="of:=[input.B231]" office:value-type="float" office:value="0">
            <text:p>#ДЕЛ/0!</text:p>
          </table:table-cell>
          <table:table-cell table:formula="of:=[input.C231]" office:value-type="float" office:value="0">
            <text:p>#ДЕЛ/0!</text:p>
          </table:table-cell>
          <table:table-cell table:formula="of:=[input.D231]" office:value-type="float" office:value="0">
            <text:p>#ДЕЛ/0!</text:p>
          </table:table-cell>
          <table:table-cell table:formula="of:=[.E73]+6" office:value-type="float" office:value="231">
            <text:p>231</text:p>
          </table:table-cell>
        </table:table-row>
        <table:table-row table:style-name="ro2">
          <table:table-cell table:formula="of:=[input.A233]" office:value-type="date" office:date-value="2018-05-20T20:00:00">
            <text:p>20.05.18 20:00</text:p>
          </table:table-cell>
          <table:table-cell table:formula="of:=[input.E231]" office:value-type="float" office:value="0">
            <text:p>#ДЕЛ/0!</text:p>
          </table:table-cell>
          <table:table-cell table:formula="of:=[input.F231]" office:value-type="float" office:value="0">
            <text:p>#ДЕЛ/0!</text:p>
          </table:table-cell>
          <table:table-cell table:formula="of:=[input.G231]" office:value-type="float" office:value="0">
            <text:p>#ДЕЛ/0!</text:p>
          </table:table-cell>
          <table:table-cell table:formula="of:=[.E74]+6" office:value-type="float" office:value="231">
            <text:p>231</text:p>
          </table:table-cell>
        </table:table-row>
        <table:table-row table:style-name="ro2">
          <table:table-cell table:formula="of:=[input.A238]" office:value-type="date" office:date-value="2018-05-21T07:00:00">
            <text:p>21.05.18 07:00</text:p>
          </table:table-cell>
          <table:table-cell table:formula="of:=[input.B237]" office:value-type="float" office:value="0">
            <text:p>#ДЕЛ/0!</text:p>
          </table:table-cell>
          <table:table-cell table:formula="of:=[input.C237]" office:value-type="float" office:value="0">
            <text:p>#ДЕЛ/0!</text:p>
          </table:table-cell>
          <table:table-cell table:formula="of:=[input.D237]" office:value-type="float" office:value="0">
            <text:p>#ДЕЛ/0!</text:p>
          </table:table-cell>
          <table:table-cell table:formula="of:=[.E75]+6" office:value-type="float" office:value="237">
            <text:p>237</text:p>
          </table:table-cell>
        </table:table-row>
        <table:table-row table:style-name="ro2">
          <table:table-cell table:formula="of:=[input.A239]" office:value-type="date" office:date-value="2018-05-21T20:00:00">
            <text:p>21.05.18 20:00</text:p>
          </table:table-cell>
          <table:table-cell table:formula="of:=[input.E237]" office:value-type="float" office:value="0">
            <text:p>#ДЕЛ/0!</text:p>
          </table:table-cell>
          <table:table-cell table:formula="of:=[input.F237]" office:value-type="float" office:value="0">
            <text:p>#ДЕЛ/0!</text:p>
          </table:table-cell>
          <table:table-cell table:formula="of:=[input.G237]" office:value-type="float" office:value="0">
            <text:p>#ДЕЛ/0!</text:p>
          </table:table-cell>
          <table:table-cell table:formula="of:=[.E76]+6" office:value-type="float" office:value="237">
            <text:p>237</text:p>
          </table:table-cell>
        </table:table-row>
        <table:table-row table:style-name="ro2">
          <table:table-cell table:formula="of:=[input.A244]" office:value-type="date" office:date-value="2018-05-22T07:00:00">
            <text:p>22.05.18 07:00</text:p>
          </table:table-cell>
          <table:table-cell table:formula="of:=[input.B243]" office:value-type="float" office:value="0">
            <text:p>#ДЕЛ/0!</text:p>
          </table:table-cell>
          <table:table-cell table:formula="of:=[input.C243]" office:value-type="float" office:value="0">
            <text:p>#ДЕЛ/0!</text:p>
          </table:table-cell>
          <table:table-cell table:formula="of:=[input.D243]" office:value-type="float" office:value="0">
            <text:p>#ДЕЛ/0!</text:p>
          </table:table-cell>
          <table:table-cell table:formula="of:=[.E77]+6" office:value-type="float" office:value="243">
            <text:p>243</text:p>
          </table:table-cell>
        </table:table-row>
        <table:table-row table:style-name="ro2">
          <table:table-cell table:formula="of:=[input.A245]" office:value-type="date" office:date-value="2018-05-22T20:00:00">
            <text:p>22.05.18 20:00</text:p>
          </table:table-cell>
          <table:table-cell table:formula="of:=[input.E243]" office:value-type="float" office:value="0">
            <text:p>#ДЕЛ/0!</text:p>
          </table:table-cell>
          <table:table-cell table:formula="of:=[input.F243]" office:value-type="float" office:value="0">
            <text:p>#ДЕЛ/0!</text:p>
          </table:table-cell>
          <table:table-cell table:formula="of:=[input.G243]" office:value-type="float" office:value="0">
            <text:p>#ДЕЛ/0!</text:p>
          </table:table-cell>
          <table:table-cell table:formula="of:=[.E78]+6" office:value-type="float" office:value="243">
            <text:p>243</text:p>
          </table:table-cell>
        </table:table-row>
        <table:table-row table:style-name="ro2">
          <table:table-cell table:formula="of:=[input.A250]" office:value-type="date" office:date-value="2018-05-23T07:00:00">
            <text:p>23.05.18 07:00</text:p>
          </table:table-cell>
          <table:table-cell table:formula="of:=[input.B249]" office:value-type="float" office:value="0">
            <text:p>#ДЕЛ/0!</text:p>
          </table:table-cell>
          <table:table-cell table:formula="of:=[input.C249]" office:value-type="float" office:value="0">
            <text:p>#ДЕЛ/0!</text:p>
          </table:table-cell>
          <table:table-cell table:formula="of:=[input.D249]" office:value-type="float" office:value="0">
            <text:p>#ДЕЛ/0!</text:p>
          </table:table-cell>
          <table:table-cell table:formula="of:=[.E79]+6" office:value-type="float" office:value="249">
            <text:p>249</text:p>
          </table:table-cell>
        </table:table-row>
        <table:table-row table:style-name="ro2">
          <table:table-cell table:formula="of:=[input.A251]" office:value-type="date" office:date-value="2018-05-23T20:00:00">
            <text:p>23.05.18 20:00</text:p>
          </table:table-cell>
          <table:table-cell table:formula="of:=[input.E249]" office:value-type="float" office:value="0">
            <text:p>#ДЕЛ/0!</text:p>
          </table:table-cell>
          <table:table-cell table:formula="of:=[input.F249]" office:value-type="float" office:value="0">
            <text:p>#ДЕЛ/0!</text:p>
          </table:table-cell>
          <table:table-cell table:formula="of:=[input.G249]" office:value-type="float" office:value="0">
            <text:p>#ДЕЛ/0!</text:p>
          </table:table-cell>
          <table:table-cell table:formula="of:=[.E80]+6" office:value-type="float" office:value="249">
            <text:p>249</text:p>
          </table:table-cell>
        </table:table-row>
        <table:table-row table:style-name="ro2">
          <table:table-cell table:formula="of:=[input.A256]" office:value-type="date" office:date-value="2018-05-24T07:00:00">
            <text:p>24.05.18 07:00</text:p>
          </table:table-cell>
          <table:table-cell table:formula="of:=[input.B255]" office:value-type="float" office:value="0">
            <text:p>#ДЕЛ/0!</text:p>
          </table:table-cell>
          <table:table-cell table:formula="of:=[input.C255]" office:value-type="float" office:value="0">
            <text:p>#ДЕЛ/0!</text:p>
          </table:table-cell>
          <table:table-cell table:formula="of:=[input.D255]" office:value-type="float" office:value="0">
            <text:p>#ДЕЛ/0!</text:p>
          </table:table-cell>
          <table:table-cell table:formula="of:=[.E81]+6" office:value-type="float" office:value="255">
            <text:p>255</text:p>
          </table:table-cell>
        </table:table-row>
        <table:table-row table:style-name="ro2">
          <table:table-cell table:formula="of:=[input.A257]" office:value-type="date" office:date-value="2018-05-24T20:00:00">
            <text:p>24.05.18 20:00</text:p>
          </table:table-cell>
          <table:table-cell table:formula="of:=[input.E255]" office:value-type="float" office:value="0">
            <text:p>#ДЕЛ/0!</text:p>
          </table:table-cell>
          <table:table-cell table:formula="of:=[input.F255]" office:value-type="float" office:value="0">
            <text:p>#ДЕЛ/0!</text:p>
          </table:table-cell>
          <table:table-cell table:formula="of:=[input.G255]" office:value-type="float" office:value="0">
            <text:p>#ДЕЛ/0!</text:p>
          </table:table-cell>
          <table:table-cell table:formula="of:=[.E82]+6" office:value-type="float" office:value="255">
            <text:p>255</text:p>
          </table:table-cell>
        </table:table-row>
        <table:table-row table:style-name="ro2">
          <table:table-cell table:formula="of:=[input.A262]" office:value-type="date" office:date-value="1899-12-30">
            <text:p>30.12.99 00:00</text:p>
          </table:table-cell>
          <table:table-cell table:formula="of:=[input.B261]" office:value-type="float" office:value="0">
            <text:p>,</text:p>
          </table:table-cell>
          <table:table-cell table:formula="of:=[input.C261]" office:value-type="float" office:value="0">
            <text:p>,</text:p>
          </table:table-cell>
          <table:table-cell table:formula="of:=[input.D261]" office:value-type="float" office:value="0">
            <text:p>,</text:p>
          </table:table-cell>
          <table:table-cell table:formula="of:=[.E83]+6" office:value-type="float" office:value="261">
            <text:p>261</text:p>
          </table:table-cell>
        </table:table-row>
        <table:table-row table:style-name="ro2">
          <table:table-cell table:formula="of:=[input.A263]" office:value-type="date" office:date-value="1899-12-30">
            <text:p>30.12.99 00:00</text:p>
          </table:table-cell>
          <table:table-cell table:formula="of:=[input.E261]" office:value-type="float" office:value="0">
            <text:p>,</text:p>
          </table:table-cell>
          <table:table-cell table:formula="of:=[input.F261]" office:value-type="float" office:value="0">
            <text:p>,</text:p>
          </table:table-cell>
          <table:table-cell table:formula="of:=[input.G261]" office:value-type="float" office:value="0">
            <text:p>,</text:p>
          </table:table-cell>
          <table:table-cell table:formula="of:=[.E84]+6" office:value-type="float" office:value="261">
            <text:p>261</text:p>
          </table:table-cell>
        </table:table-row>
        <table:table-row table:style-name="ro2">
          <table:table-cell table:formula="of:=[input.A268]" office:value-type="date" office:date-value="1899-12-30">
            <text:p>30.12.99 00:00</text:p>
          </table:table-cell>
          <table:table-cell table:formula="of:=[input.B267]" office:value-type="float" office:value="0">
            <text:p>,</text:p>
          </table:table-cell>
          <table:table-cell table:formula="of:=[input.C267]" office:value-type="float" office:value="0">
            <text:p>,</text:p>
          </table:table-cell>
          <table:table-cell table:formula="of:=[input.D267]" office:value-type="float" office:value="0">
            <text:p>,</text:p>
          </table:table-cell>
          <table:table-cell table:formula="of:=[.E85]+6" office:value-type="float" office:value="267">
            <text:p>267</text:p>
          </table:table-cell>
        </table:table-row>
        <table:table-row table:style-name="ro2">
          <table:table-cell table:formula="of:=[input.A269]" office:value-type="date" office:date-value="1899-12-30">
            <text:p>30.12.99 00:00</text:p>
          </table:table-cell>
          <table:table-cell table:formula="of:=[input.E267]" office:value-type="float" office:value="0">
            <text:p>,</text:p>
          </table:table-cell>
          <table:table-cell table:formula="of:=[input.F267]" office:value-type="float" office:value="0">
            <text:p>,</text:p>
          </table:table-cell>
          <table:table-cell table:formula="of:=[input.G267]" office:value-type="float" office:value="0">
            <text:p>,</text:p>
          </table:table-cell>
          <table:table-cell table:formula="of:=[.E86]+6" office:value-type="float" office:value="267">
            <text:p>2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1" number:min-integer-digits="0"/>
    </number:number-style>
    <number:number-style style:name="N110">
      <number:number number:decimal-places="1" number:min-integer-digits="0" number:decimal-replacement=""/>
    </number:number-style>
    <number:date-style style:name="N111">
      <number:day number:style="long"/>
      <number:text>.</number:text>
      <number:month number:style="long"/>
      <number:text>-</number:text>
      <number:hours number:style="long"/>
    </number:date-style>
    <number:date-style style:name="N112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13.05.2018</text:date>, <text:time>10:59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8-04-12T13:51:18.29</meta:creation-date>
    <dc:date>2018-05-13T10:59:11.61</dc:date>
    <dc:creator>Владимир Ласкин</dc:creator>
    <meta:editing-duration>PT9H5M20S</meta:editing-duration>
    <meta:editing-cycles>28</meta:editing-cycles>
    <meta:generator>OpenOffice/4.1.5$Win32 OpenOffice.org_project/415m1$Build-9789</meta:generator>
    <meta:printed-by>Владимир Ласкин</meta:printed-by>
    <meta:print-date>2018-05-02T13:35:21.99</meta:print-date>
    <meta:document-statistic meta:table-count="2" meta:cell-count="169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0">
      <number:number number:decimal-places="1" number:min-integer-digits="0" number:decimal-replacement=""/>
    </number:number-style>
    <number:date-style style:name="N11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13cm" svg:height="13.719cm" xlink:href=".." xlink:type="simple" chart:class="chart:scatter" chart:style-name="ch1">
        <chart:legend svg:x="20.149cm" svg:y="10.853cm" style:legend-expansion="custom" chartooo:width="2.483cm" chartooo:height="1.672cm" style:legend-expansion-aspect-ratio="1.48504784688995" chart:style-name="ch2"/>
        <chart:plot-area chart:style-name="ch3" table:cell-range-address="byDate.A2:byDate.D60 byDate.B1:byDate.D1" chart:data-source-has-labels="row" svg:x="0.113cm" svg:y="0.143cm" svg:width="23.289cm" svg:height="13.322cm">
          <chartooo:coordinate-region svg:x="0.92cm" svg:y="0.356cm" svg:width="22.057cm" svg:height="12.4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yDate.B2:byDate.B60" chart:label-cell-address="byDate.B1:byDate.B1" chart:class="chart:scatter">
            <chart:domain table:cell-range-address="byDate.A2:byDate.A60"/>
            <chart:data-point chart:repeated="59"/>
          </chart:series>
          <chart:series chart:style-name="ch8" chart:values-cell-range-address="byDate.C2:byDate.C60" chart:label-cell-address="byDate.C1:byDate.C1" chart:class="chart:scatter">
            <chart:data-point chart:repeated="59"/>
          </chart:series>
          <chart:series chart:style-name="ch9" chart:values-cell-range-address="byDate.D2:byDate.D60" chart:label-cell-address="byDate.D1:byDate.D1" chart:class="chart:scatter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ерхнее</text:p>
                <draw:g>
                  <svg:desc>byDate.B1:byDate.B1</svg:desc>
                </draw:g>
              </table:table-cell>
              <table:table-cell office:value-type="string">
                <text:p>Нижнее</text:p>
                <draw:g>
                  <svg:desc>byDate.C1:byDate.C1</svg:desc>
                </draw:g>
              </table:table-cell>
              <table:table-cell office:value-type="string">
                <text:p>Пульс</text:p>
                <draw:g>
                  <svg:desc>byDate.D1:byDat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02.5416666667">
                <text:p>43202.5416666667</text:p>
                <draw:g>
                  <svg:desc>byDate.A2:byDate.A60</svg:desc>
                </draw:g>
              </table:table-cell>
              <table:table-cell office:value-type="float" office:value="114">
                <text:p>114</text:p>
                <draw:g>
                  <svg:desc>byDate.B2:byDate.B60</svg:desc>
                </draw:g>
              </table:table-cell>
              <table:table-cell office:value-type="float" office:value="88.4">
                <text:p>88.4</text:p>
                <draw:g>
                  <svg:desc>byDate.C2:byDate.C60</svg:desc>
                </draw:g>
              </table:table-cell>
              <table:table-cell office:value-type="float" office:value="95">
                <text:p>95</text:p>
                <draw:g>
                  <svg:desc>byDate.D2:byDate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2.9166666667">
                <text:p>43202.9166666667</text:p>
              </table:table-cell>
              <table:table-cell office:value-type="float" office:value="115.4">
                <text:p>115.4</text:p>
              </table:table-cell>
              <table:table-cell office:value-type="float" office:value="77.4">
                <text:p>77.4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03.2916666667">
                <text:p>43203.2916666667</text:p>
              </table:table-cell>
              <table:table-cell office:value-type="float" office:value="125.2">
                <text:p>125.2</text:p>
              </table:table-cell>
              <table:table-cell office:value-type="float" office:value="88">
                <text:p>88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03.9166666667">
                <text:p>43203.9166666667</text:p>
              </table:table-cell>
              <table:table-cell office:value-type="float" office:value="107">
                <text:p>107</text:p>
              </table:table-cell>
              <table:table-cell office:value-type="float" office:value="71.6">
                <text:p>71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04.375">
                <text:p>43204.375</text:p>
              </table:table-cell>
              <table:table-cell office:value-type="float" office:value="124.6">
                <text:p>124.6</text:p>
              </table:table-cell>
              <table:table-cell office:value-type="float" office:value="82.4">
                <text:p>82.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05.0833333333">
                <text:p>43205.0833333333</text:p>
              </table:table-cell>
              <table:table-cell office:value-type="float" office:value="107">
                <text:p>107</text:p>
              </table:table-cell>
              <table:table-cell office:value-type="float" office:value="64.6">
                <text:p>64.6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05.4375">
                <text:p>43205.4375</text:p>
              </table:table-cell>
              <table:table-cell office:value-type="float" office:value="118.6">
                <text:p>118.6</text:p>
              </table:table-cell>
              <table:table-cell office:value-type="float" office:value="81.4">
                <text:p>81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05.9375">
                <text:p>43205.9375</text:p>
              </table:table-cell>
              <table:table-cell office:value-type="float" office:value="125.4">
                <text:p>125.4</text:p>
              </table:table-cell>
              <table:table-cell office:value-type="float" office:value="84.2">
                <text:p>84.2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206.3541666667">
                <text:p>43206.3541666667</text:p>
              </table:table-cell>
              <table:table-cell office:value-type="float" office:value="123.8">
                <text:p>123.8</text:p>
              </table:table-cell>
              <table:table-cell office:value-type="float" office:value="83">
                <text:p>8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206.90625">
                <text:p>43206.90625</text:p>
              </table:table-cell>
              <table:table-cell office:value-type="float" office:value="118.4">
                <text:p>118.4</text:p>
              </table:table-cell>
              <table:table-cell office:value-type="float" office:value="81.8">
                <text:p>81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07.3333333333">
                <text:p>43207.3333333333</text:p>
              </table:table-cell>
              <table:table-cell office:value-type="float" office:value="121.2">
                <text:p>121.2</text:p>
              </table:table-cell>
              <table:table-cell office:value-type="float" office:value="82.4">
                <text:p>82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07.8958333333">
                <text:p>43207.8958333333</text:p>
              </table:table-cell>
              <table:table-cell office:value-type="float" office:value="109">
                <text:p>109</text:p>
              </table:table-cell>
              <table:table-cell office:value-type="float" office:value="83.8">
                <text:p>83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8.3333333333">
                <text:p>43208.3333333333</text:p>
              </table:table-cell>
              <table:table-cell office:value-type="float" office:value="122.8">
                <text:p>122.8</text:p>
              </table:table-cell>
              <table:table-cell office:value-type="float" office:value="86.4">
                <text:p>86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08.9166666667">
                <text:p>43208.9166666667</text:p>
              </table:table-cell>
              <table:table-cell office:value-type="float" office:value="120">
                <text:p>120</text:p>
              </table:table-cell>
              <table:table-cell office:value-type="float" office:value="78.5">
                <text:p>78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09.3333333333">
                <text:p>43209.3333333333</text:p>
              </table:table-cell>
              <table:table-cell office:value-type="float" office:value="114.8">
                <text:p>114.8</text:p>
              </table:table-cell>
              <table:table-cell office:value-type="float" office:value="80.8">
                <text:p>80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209.9166666667">
                <text:p>43209.9166666667</text:p>
              </table:table-cell>
              <table:table-cell office:value-type="float" office:value="110">
                <text:p>110</text:p>
              </table:table-cell>
              <table:table-cell office:value-type="float" office:value="74.4">
                <text:p>74.4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10.3125">
                <text:p>43210.3125</text:p>
              </table:table-cell>
              <table:table-cell office:value-type="float" office:value="110.4">
                <text:p>110.4</text:p>
              </table:table-cell>
              <table:table-cell office:value-type="float" office:value="73.8">
                <text:p>73.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210.9166666667">
                <text:p>43210.9166666667</text:p>
              </table:table-cell>
              <table:table-cell office:value-type="float" office:value="100.8">
                <text:p>100.8</text:p>
              </table:table-cell>
              <table:table-cell office:value-type="float" office:value="73">
                <text:p>73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211.375">
                <text:p>43211.375</text:p>
              </table:table-cell>
              <table:table-cell office:value-type="float" office:value="111.4">
                <text:p>111.4</text:p>
              </table:table-cell>
              <table:table-cell office:value-type="float" office:value="78.2">
                <text:p>78.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211.9166666667">
                <text:p>43211.9166666667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12.4444444445">
                <text:p>43212.4444444445</text:p>
              </table:table-cell>
              <table:table-cell office:value-type="float" office:value="108">
                <text:p>108</text:p>
              </table:table-cell>
              <table:table-cell office:value-type="float" office:value="67.8">
                <text:p>67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213.0416666667">
                <text:p>43213.0416666667</text:p>
              </table:table-cell>
              <table:table-cell office:value-type="float" office:value="115">
                <text:p>115</text:p>
              </table:table-cell>
              <table:table-cell office:value-type="float" office:value="79.2">
                <text:p>79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213.3958333333">
                <text:p>43213.3958333333</text:p>
              </table:table-cell>
              <table:table-cell office:value-type="float" office:value="118">
                <text:p>118</text:p>
              </table:table-cell>
              <table:table-cell office:value-type="float" office:value="78.6">
                <text:p>78.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214.0625">
                <text:p>43214.0625</text:p>
              </table:table-cell>
              <table:table-cell office:value-type="float" office:value="102.4">
                <text:p>102.4</text:p>
              </table:table-cell>
              <table:table-cell office:value-type="float" office:value="65.2">
                <text:p>65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14.3958333333">
                <text:p>43214.3958333333</text:p>
              </table:table-cell>
              <table:table-cell office:value-type="float" office:value="115">
                <text:p>115</text:p>
              </table:table-cell>
              <table:table-cell office:value-type="float" office:value="76.6">
                <text:p>76.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214.8958333333">
                <text:p>43214.8958333333</text:p>
              </table:table-cell>
              <table:table-cell office:value-type="float" office:value="106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15.34375">
                <text:p>43215.34375</text:p>
              </table:table-cell>
              <table:table-cell office:value-type="float" office:value="121.6">
                <text:p>121.6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15.9166666667">
                <text:p>43215.9166666667</text:p>
              </table:table-cell>
              <table:table-cell office:value-type="float" office:value="126.2">
                <text:p>126.2</text:p>
              </table:table-cell>
              <table:table-cell office:value-type="float" office:value="81.8">
                <text:p>81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216.3333333333">
                <text:p>43216.3333333333</text:p>
              </table:table-cell>
              <table:table-cell office:value-type="float" office:value="107.2">
                <text:p>107.2</text:p>
              </table:table-cell>
              <table:table-cell office:value-type="float" office:value="74.2">
                <text:p>74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16.9993055556">
                <text:p>43216.9993055556</text:p>
              </table:table-cell>
              <table:table-cell office:value-type="float" office:value="106.2">
                <text:p>106.2</text:p>
              </table:table-cell>
              <table:table-cell office:value-type="float" office:value="65.2">
                <text:p>65.2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17.3541666667">
                <text:p>43217.3541666667</text:p>
              </table:table-cell>
              <table:table-cell office:value-type="float" office:value="110.2">
                <text:p>110.2</text:p>
              </table:table-cell>
              <table:table-cell office:value-type="float" office:value="76">
                <text:p>76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218.0104166667">
                <text:p>43218.0104166667</text:p>
              </table:table-cell>
              <table:table-cell office:value-type="float" office:value="96.8">
                <text:p>96.8</text:p>
              </table:table-cell>
              <table:table-cell office:value-type="float" office:value="59.2">
                <text:p>59.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18.8958333333">
                <text:p>43218.8958333333</text:p>
              </table:table-cell>
              <table:table-cell office:value-type="float" office:value="107.4">
                <text:p>107.4</text:p>
              </table:table-cell>
              <table:table-cell office:value-type="float" office:value="73.4">
                <text:p>73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219.4166666667">
                <text:p>43219.4166666667</text:p>
              </table:table-cell>
              <table:table-cell office:value-type="float" office:value="108">
                <text:p>108</text:p>
              </table:table-cell>
              <table:table-cell office:value-type="float" office:value="67.4">
                <text:p>67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219.8958333333">
                <text:p>43219.8958333333</text:p>
              </table:table-cell>
              <table:table-cell office:value-type="float" office:value="101.6">
                <text:p>101.6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220.4722222222">
                <text:p>43220.4722222222</text:p>
              </table:table-cell>
              <table:table-cell office:value-type="float" office:value="101.8">
                <text:p>101.8</text:p>
              </table:table-cell>
              <table:table-cell office:value-type="float" office:value="65.2">
                <text:p>65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220.9722222222">
                <text:p>43220.9722222222</text:p>
              </table:table-cell>
              <table:table-cell office:value-type="float" office:value="114.4">
                <text:p>114.4</text:p>
              </table:table-cell>
              <table:table-cell office:value-type="float" office:value="72.8">
                <text:p>72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221.4166666667">
                <text:p>43221.4166666667</text:p>
              </table:table-cell>
              <table:table-cell office:value-type="float" office:value="119.4">
                <text:p>119.4</text:p>
              </table:table-cell>
              <table:table-cell office:value-type="float" office:value="80">
                <text:p>8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22.2916666667">
                <text:p>43222.2916666667</text:p>
              </table:table-cell>
              <table:table-cell office:value-type="float" office:value="117.2">
                <text:p>117.2</text:p>
              </table:table-cell>
              <table:table-cell office:value-type="float" office:value="69.4">
                <text:p>69.4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222.8888888889">
                <text:p>43222.8888888889</text:p>
              </table:table-cell>
              <table:table-cell office:value-type="float" office:value="106">
                <text:p>106</text:p>
              </table:table-cell>
              <table:table-cell office:value-type="float" office:value="71.8">
                <text:p>71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223.3888888889">
                <text:p>43223.3888888889</text:p>
              </table:table-cell>
              <table:table-cell office:value-type="float" office:value="112">
                <text:p>112</text:p>
              </table:table-cell>
              <table:table-cell office:value-type="float" office:value="68.2">
                <text:p>68.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224.0208333333">
                <text:p>43224.0208333333</text:p>
              </table:table-cell>
              <table:table-cell office:value-type="float" office:value="102.8">
                <text:p>102.8</text:p>
              </table:table-cell>
              <table:table-cell office:value-type="float" office:value="68.6">
                <text:p>68.6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224.40625">
                <text:p>43224.40625</text:p>
              </table:table-cell>
              <table:table-cell office:value-type="float" office:value="118.2">
                <text:p>118.2</text:p>
              </table:table-cell>
              <table:table-cell office:value-type="float" office:value="79">
                <text:p>79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224.9375">
                <text:p>43224.9375</text:p>
              </table:table-cell>
              <table:table-cell office:value-type="float" office:value="108.4">
                <text:p>108.4</text:p>
              </table:table-cell>
              <table:table-cell office:value-type="float" office:value="69.2">
                <text:p>69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225.4027777778">
                <text:p>43225.4027777778</text:p>
              </table:table-cell>
              <table:table-cell office:value-type="float" office:value="113.4">
                <text:p>113.4</text:p>
              </table:table-cell>
              <table:table-cell office:value-type="float" office:value="66.4">
                <text:p>66.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225.9930555556">
                <text:p>43225.9930555556</text:p>
              </table:table-cell>
              <table:table-cell office:value-type="float" office:value="108.8">
                <text:p>108.8</text:p>
              </table:table-cell>
              <table:table-cell office:value-type="float" office:value="74.4">
                <text:p>74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226.4236111111">
                <text:p>43226.4236111111</text:p>
              </table:table-cell>
              <table:table-cell office:value-type="float" office:value="110">
                <text:p>110</text:p>
              </table:table-cell>
              <table:table-cell office:value-type="float" office:value="71.8">
                <text:p>71.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227">
                <text:p>43227</text:p>
              </table:table-cell>
              <table:table-cell office:value-type="float" office:value="107.6">
                <text:p>107.6</text:p>
              </table:table-cell>
              <table:table-cell office:value-type="float" office:value="75.8">
                <text:p>75.8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227.4583333333">
                <text:p>43227.4583333333</text:p>
              </table:table-cell>
              <table:table-cell office:value-type="float" office:value="109">
                <text:p>109</text:p>
              </table:table-cell>
              <table:table-cell office:value-type="float" office:value="64.8">
                <text:p>64.8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228.4722222222">
                <text:p>43228.4722222222</text:p>
              </table:table-cell>
              <table:table-cell office:value-type="float" office:value="110.2">
                <text:p>110.2</text:p>
              </table:table-cell>
              <table:table-cell office:value-type="float" office:value="69.8">
                <text:p>69.8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229.0416666667">
                <text:p>43229.0416666667</text:p>
              </table:table-cell>
              <table:table-cell office:value-type="float" office:value="108.4">
                <text:p>108.4</text:p>
              </table:table-cell>
              <table:table-cell office:value-type="float" office:value="74.8">
                <text:p>74.8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229.375">
                <text:p>43229.375</text:p>
              </table:table-cell>
              <table:table-cell office:value-type="float" office:value="113.2">
                <text:p>113.2</text:p>
              </table:table-cell>
              <table:table-cell office:value-type="float" office:value="80.8">
                <text:p>80.8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229.9375">
                <text:p>43229.9375</text:p>
              </table:table-cell>
              <table:table-cell office:value-type="float" office:value="105.2">
                <text:p>105.2</text:p>
              </table:table-cell>
              <table:table-cell office:value-type="float" office:value="64.4">
                <text:p>64.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230.3854166667">
                <text:p>43230.3854166667</text:p>
              </table:table-cell>
              <table:table-cell office:value-type="float" office:value="118.6">
                <text:p>118.6</text:p>
              </table:table-cell>
              <table:table-cell office:value-type="float" office:value="80.2">
                <text:p>80.2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230.9583333333">
                <text:p>43230.9583333333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231.40625">
                <text:p>43231.40625</text:p>
              </table:table-cell>
              <table:table-cell office:value-type="float" office:value="108.2">
                <text:p>108.2</text:p>
              </table:table-cell>
              <table:table-cell office:value-type="float" office:value="78.2">
                <text:p>78.2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231.9583333333">
                <text:p>43231.9583333333</text:p>
              </table:table-cell>
              <table:table-cell office:value-type="float" office:value="106.6">
                <text:p>106.6</text:p>
              </table:table-cell>
              <table:table-cell office:value-type="float" office:value="69">
                <text:p>69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232.4895833333">
                <text:p>43232.4895833333</text:p>
              </table:table-cell>
              <table:table-cell office:value-type="float" office:value="113.8">
                <text:p>113.8</text:p>
              </table:table-cell>
              <table:table-cell office:value-type="float" office:value="70.8">
                <text:p>70.8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232.9861111111">
                <text:p>43232.9861111111</text:p>
              </table:table-cell>
              <table:table-cell office:value-type="float" office:value="112">
                <text:p>112</text:p>
              </table:table-cell>
              <table:table-cell office:value-type="float" office:value="77.8">
                <text:p>77.8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